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 style:data-style-name="N0"/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Fidelity</text:p>
          </table:table-cell>
          <table:table-cell office:value-type="string" calcext:value-type="string">
            <text:p>Logit fidelity</text:p>
          </table:table-cell>
          <table:table-cell office:value-type="string" calcext:value-type="string">
            <text:p>Centered</text:p>
          </table:table-cell>
          <table:table-cell office:value-type="string" calcext:value-type="string">
            <text:p>Adj. Fidelity</text:p>
          </table:table-cell>
          <table:table-cell/>
          <table:table-cell table:style-name="ce3" office:value-type="string" calcext:value-type="string">
            <text:p>SDRP</text:p>
          </table:table-cell>
          <table:table-cell office:value-type="string" calcext:value-type="string">
            <text:p>Bias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637045" calcext:value-type="float">
            <text:p>0.000637045</text:p>
          </table:table-cell>
          <table:table-cell table:formula="of:=IF([.B2]=0;0;IF([.B2]=1;1;LN([.B2]/(1-[.B2]))+0.5))" office:value-type="float" office:value="-6.8580330132458" calcext:value-type="float">
            <text:p>-6.8580330132458</text:p>
          </table:table-cell>
          <table:table-cell table:formula="of:=IF([.B2]=0;0;IF([.B2]=1;1;[.C2]+VLOOKUP([.$A2]; [.$G$2:.$H$42]; 2)))" office:value-type="float" office:value="-6.85299500850743" calcext:value-type="float">
            <text:p>-6.85299500850743</text:p>
          </table:table-cell>
          <table:table-cell table:formula="of:=IF([.B2]=0;0;IF([.B2]=1;1;1/(1+EXP(-[.D2]+0.5))))" office:value-type="float" office:value="0.000640260473838807" calcext:value-type="float">
            <text:p>0.00064026047383880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198343749997561" calcext:value-type="float">
            <text:p>-1.98343749997561E-06</text:p>
          </table:table-cell>
          <table:table-cell/>
          <table:table-cell table:style-name="ce3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266328" calcext:value-type="float">
            <text:p>0.000266328</text:p>
          </table:table-cell>
          <table:table-cell table:formula="of:=IF([.B3]=0;0;IF([.B3]=1;1;LN([.B3]/(1-[.B3]))+0.5))" office:value-type="float" office:value="-7.7305155626263" calcext:value-type="float">
            <text:p>-7.7305155626263</text:p>
          </table:table-cell>
          <table:table-cell table:formula="of:=IF([.B3]=0;0;IF([.B3]=1;1;[.C3]+VLOOKUP([.$A3]; [.$G$2:.$H$42]; 2)))" office:value-type="float" office:value="-7.72556059545447" calcext:value-type="float">
            <text:p>-7.72556059545447</text:p>
          </table:table-cell>
          <table:table-cell table:formula="of:=IF([.B3]=0;0;IF([.B3]=1;1;1/(1+EXP(-[.D3]+0.5))))" office:value-type="float" office:value="0.00026765056722546" calcext:value-type="float">
            <text:p>0.00026765056722546</text:p>
          </table:table-cell>
          <table:table-cell/>
          <table:table-cell table:style-name="ce3" office:value-type="float" office:value="0.025" calcext:value-type="float">
            <text:p>0.025</text:p>
          </table:table-cell>
          <table:table-cell table:style-name="ce3" office:value-type="float" office:value="0.0000132296498948" calcext:value-type="float">
            <text:p>0.0000132296498948</text:p>
          </table:table-cell>
          <table:table-cell/>
          <table:table-cell table:style-name="ce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589843" calcext:value-type="float">
            <text:p>0.000589843</text:p>
          </table:table-cell>
          <table:table-cell table:formula="of:=IF([.B4]=0;0;IF([.B4]=1;1;LN([.B4]/(1-[.B4]))+0.5))" office:value-type="float" office:value="-6.93506414114495" calcext:value-type="float">
            <text:p>-6.93506414114495</text:p>
          </table:table-cell>
          <table:table-cell table:formula="of:=IF([.B4]=0;0;IF([.B4]=1;1;[.C4]+VLOOKUP([.$A4]; [.$G$2:.$H$42]; 2)))" office:value-type="float" office:value="-6.92977488554408" calcext:value-type="float">
            <text:p>-6.92977488554408</text:p>
          </table:table-cell>
          <table:table-cell table:formula="of:=IF([.B4]=0;0;IF([.B4]=1;1;1/(1+EXP(-[.D4]+0.5))))" office:value-type="float" office:value="0.00059296924088311" calcext:value-type="float">
            <text:p>0.00059296924088311</text:p>
          </table:table-cell>
          <table:table-cell/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000921653578598319" calcext:value-type="float">
            <text:p>9.21653578598319E-05</text:p>
          </table:table-cell>
          <table:table-cell/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230184" calcext:value-type="float">
            <text:p>0.00230184</text:p>
          </table:table-cell>
          <table:table-cell table:formula="of:=IF([.B5]=0;0;IF([.B5]=1;1;LN([.B5]/(1-[.B5]))+0.5))" office:value-type="float" office:value="-5.57174198257034" calcext:value-type="float">
            <text:p>-5.57174198257034</text:p>
          </table:table-cell>
          <table:table-cell table:formula="of:=IF([.B5]=0;0;IF([.B5]=1;1;[.C5]+VLOOKUP([.$A5]; [.$G$2:.$H$42]; 2)))" office:value-type="float" office:value="-5.56629753860944" calcext:value-type="float">
            <text:p>-5.56629753860944</text:p>
          </table:table-cell>
          <table:table-cell table:formula="of:=IF([.B5]=0;0;IF([.B5]=1;1;1/(1+EXP(-[.D5]+0.5))))" office:value-type="float" office:value="0.00231437733299153" calcext:value-type="float">
            <text:p>0.00231437733299153</text:p>
          </table:table-cell>
          <table:table-cell/>
          <table:table-cell table:style-name="ce3" office:value-type="float" office:value="0.075" calcext:value-type="float">
            <text:p>0.075</text:p>
          </table:table-cell>
          <table:table-cell table:style-name="ce3" office:value-type="float" office:value="0.000163531524888468" calcext:value-type="float">
            <text:p>0.000163531524888468</text:p>
          </table:table-cell>
          <table:table-cell/>
          <table:table-cell table:style-name="ce3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285689" calcext:value-type="float">
            <text:p>2.86E-05</text:p>
          </table:table-cell>
          <table:table-cell table:formula="of:=IF([.B6]=0;0;IF([.B6]=1;1;LN([.B6]/(1-[.B6]))+0.5))" office:value-type="float" office:value="-9.96316327507981" calcext:value-type="float">
            <text:p>-9.96316327507981</text:p>
          </table:table-cell>
          <table:table-cell table:formula="of:=IF([.B6]=0;0;IF([.B6]=1;1;[.C6]+VLOOKUP([.$A6]; [.$G$2:.$H$42]; 2)))" office:value-type="float" office:value="-9.95787401947894" calcext:value-type="float">
            <text:p>-9.95787401947894</text:p>
          </table:table-cell>
          <table:table-cell table:formula="of:=IF([.B6]=0;0;IF([.B6]=1;1;1/(1+EXP(-[.D6]+0.5))))" office:value-type="float" office:value="0.0000287204041934391" calcext:value-type="float">
            <text:p>2.87204041934391E-05</text:p>
          </table:table-cell>
          <table:table-cell/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000367223240267613" calcext:value-type="float">
            <text:p>0.000367223240267613</text:p>
          </table:table-cell>
          <table:table-cell/>
          <table:table-cell table:style-name="ce3"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000148123" calcext:value-type="float">
            <text:p>0.000148123</text:p>
          </table:table-cell>
          <table:table-cell table:formula="of:=IF([.B7]=0;0;IF([.B7]=1;1;LN([.B7]/(1-[.B7]))+0.5))" office:value-type="float" office:value="-8.31731941430444" calcext:value-type="float">
            <text:p>-8.31731941430444</text:p>
          </table:table-cell>
          <table:table-cell table:formula="of:=IF([.B7]=0;0;IF([.B7]=1;1;[.C7]+VLOOKUP([.$A7]; [.$G$2:.$H$42]; 2)))" office:value-type="float" office:value="-8.31211790647606" calcext:value-type="float">
            <text:p>-8.31211790647606</text:p>
          </table:table-cell>
          <table:table-cell table:formula="of:=IF([.B7]=0;0;IF([.B7]=1;1;1/(1+EXP(-[.D7]+0.5))))" office:value-type="float" office:value="0.000148895355190111" calcext:value-type="float">
            <text:p>0.000148895355190111</text:p>
          </table:table-cell>
          <table:table-cell/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0.000683126134823246" calcext:value-type="float">
            <text:p>0.000683126134823246</text:p>
          </table:table-cell>
          <table:table-cell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103041" calcext:value-type="float">
            <text:p>0.00103041</text:p>
          </table:table-cell>
          <table:table-cell table:formula="of:=IF([.B8]=0;0;IF([.B8]=1;1;LN([.B8]/(1-[.B8]))+0.5))" office:value-type="float" office:value="-6.37676755645499" calcext:value-type="float">
            <text:p>-6.37676755645499</text:p>
          </table:table-cell>
          <table:table-cell table:formula="of:=IF([.B8]=0;0;IF([.B8]=1;1;[.C8]+VLOOKUP([.$A8]; [.$G$2:.$H$42]; 2)))" office:value-type="float" office:value="-6.37172955171662" calcext:value-type="float">
            <text:p>-6.37172955171662</text:p>
          </table:table-cell>
          <table:table-cell table:formula="of:=IF([.B8]=0;0;IF([.B8]=1;1;1/(1+EXP(-[.D8]+0.5))))" office:value-type="float" office:value="0.00103560891949277" calcext:value-type="float">
            <text:p>0.00103560891949277</text:p>
          </table:table-cell>
          <table:table-cell/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00953848856090264" calcext:value-type="float">
            <text:p>0.000953848856090264</text:p>
          </table:table-cell>
          <table:table-cell/>
          <table:table-cell table:style-name="ce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361145" calcext:value-type="float">
            <text:p>0.00361145</text:p>
          </table:table-cell>
          <table:table-cell table:formula="of:=IF([.B9]=0;0;IF([.B9]=1;1;LN([.B9]/(1-[.B9]))+0.5))" office:value-type="float" office:value="-5.12002793820303" calcext:value-type="float">
            <text:p>-5.12002793820303</text:p>
          </table:table-cell>
          <table:table-cell table:formula="of:=IF([.B9]=0;0;IF([.B9]=1;1;[.C9]+VLOOKUP([.$A9]; [.$G$2:.$H$42]; 2)))" office:value-type="float" office:value="-5.11475710338585" calcext:value-type="float">
            <text:p>-5.11475710338585</text:p>
          </table:table-cell>
          <table:table-cell table:formula="of:=IF([.B9]=0;0;IF([.B9]=1;1;1/(1+EXP(-[.D9]+0.5))))" office:value-type="float" office:value="0.00363046632109838" calcext:value-type="float">
            <text:p>0.00363046632109838</text:p>
          </table:table-cell>
          <table:table-cell/>
          <table:table-cell table:style-name="ce3" office:value-type="float" office:value="0.175" calcext:value-type="float">
            <text:p>0.175</text:p>
          </table:table-cell>
          <table:table-cell table:style-name="ce3" office:value-type="float" office:value="0.00148478520805635" calcext:value-type="float">
            <text:p>0.00148478520805635</text:p>
          </table:table-cell>
          <table:table-cell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100727" calcext:value-type="float">
            <text:p>0.0100727</text:p>
          </table:table-cell>
          <table:table-cell table:formula="of:=IF([.B10]=0;0;IF([.B10]=1;1;LN([.B10]/(1-[.B10]))+0.5))" office:value-type="float" office:value="-4.08780271215885" calcext:value-type="float">
            <text:p>-4.08780271215885</text:p>
          </table:table-cell>
          <table:table-cell table:formula="of:=IF([.B10]=0;0;IF([.B10]=1;1;[.C10]+VLOOKUP([.$A10]; [.$G$2:.$H$42]; 2)))" office:value-type="float" office:value="-4.08276470742048" calcext:value-type="float">
            <text:p>-4.08276470742048</text:p>
          </table:table-cell>
          <table:table-cell table:formula="of:=IF([.B10]=0;0;IF([.B10]=1;1;1/(1+EXP(-[.D10]+0.5))))" office:value-type="float" office:value="0.0101230593512256" calcext:value-type="float">
            <text:p>0.0101230593512256</text:p>
          </table:table-cell>
          <table:table-cell/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00197775704948364" calcext:value-type="float">
            <text:p>0.00197775704948364</text:p>
          </table:table-cell>
          <table:table-cell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464002" calcext:value-type="float">
            <text:p>0.00464002</text:p>
          </table:table-cell>
          <table:table-cell table:formula="of:=IF([.B11]=0;0;IF([.B11]=1;1;LN([.B11]/(1-[.B11]))+0.5))" office:value-type="float" office:value="-4.86838578409978" calcext:value-type="float">
            <text:p>-4.86838578409978</text:p>
          </table:table-cell>
          <table:table-cell table:formula="of:=IF([.B11]=0;0;IF([.B11]=1;1;[.C11]+VLOOKUP([.$A11]; [.$G$2:.$H$42]; 2)))" office:value-type="float" office:value="-4.86334777936141" calcext:value-type="float">
            <text:p>-4.86334777936141</text:p>
          </table:table-cell>
          <table:table-cell table:formula="of:=IF([.B11]=0;0;IF([.B11]=1;1;1/(1+EXP(-[.D11]+0.5))))" office:value-type="float" office:value="0.00466334613956524" calcext:value-type="float">
            <text:p>0.00466334613956524</text:p>
          </table:table-cell>
          <table:table-cell/>
          <table:table-cell table:style-name="ce3" office:value-type="float" office:value="0.225" calcext:value-type="float">
            <text:p>0.225</text:p>
          </table:table-cell>
          <table:table-cell table:style-name="ce3" office:value-type="float" office:value="0.00230270507724729" calcext:value-type="float">
            <text:p>0.00230270507724729</text:p>
          </table:table-cell>
          <table:table-cell/>
          <table:table-cell table:style-name="ce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232162" calcext:value-type="float">
            <text:p>0.0232162</text:p>
          </table:table-cell>
          <table:table-cell table:formula="of:=IF([.B12]=0;0;IF([.B12]=1;1;LN([.B12]/(1-[.B12]))+0.5))" office:value-type="float" office:value="-3.23941502703921" calcext:value-type="float">
            <text:p>-3.23941502703921</text:p>
          </table:table-cell>
          <table:table-cell table:formula="of:=IF([.B12]=0;0;IF([.B12]=1;1;[.C12]+VLOOKUP([.$A12]; [.$G$2:.$H$42]; 2)))" office:value-type="float" office:value="-3.2336804113163" calcext:value-type="float">
            <text:p>-3.2336804113163</text:p>
          </table:table-cell>
          <table:table-cell table:formula="of:=IF([.B12]=0;0;IF([.B12]=1;1;1/(1+EXP(-[.D12]+0.5))))" office:value-type="float" office:value="0.0233466012559626" calcext:value-type="float">
            <text:p>0.0233466012559626</text:p>
          </table:table-cell>
          <table:table-cell/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00314815250932264" calcext:value-type="float">
            <text:p>0.00314815250932264</text:p>
          </table:table-cell>
          <table:table-cell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747192" calcext:value-type="float">
            <text:p>0.000747192</text:p>
          </table:table-cell>
          <table:table-cell table:formula="of:=IF([.B13]=0;0;IF([.B13]=1;1;LN([.B13]/(1-[.B13]))+0.5))" office:value-type="float" office:value="-6.698440906458" calcext:value-type="float">
            <text:p>-6.698440906458</text:p>
          </table:table-cell>
          <table:table-cell table:formula="of:=IF([.B13]=0;0;IF([.B13]=1;1;[.C13]+VLOOKUP([.$A13]; [.$G$2:.$H$42]; 2)))" office:value-type="float" office:value="-6.69325477485457" calcext:value-type="float">
            <text:p>-6.69325477485457</text:p>
          </table:table-cell>
          <table:table-cell table:formula="of:=IF([.B13]=0;0;IF([.B13]=1;1;1/(1+EXP(-[.D13]+0.5))))" office:value-type="float" office:value="0.000751074183661939" calcext:value-type="float">
            <text:p>0.000751074183661939</text:p>
          </table:table-cell>
          <table:table-cell/>
          <table:table-cell table:style-name="ce3" office:value-type="float" office:value="0.275" calcext:value-type="float">
            <text:p>0.275</text:p>
          </table:table-cell>
          <table:table-cell table:style-name="ce3" office:value-type="float" office:value="0.00364156993190488" calcext:value-type="float">
            <text:p>0.00364156993190488</text:p>
          </table:table-cell>
          <table:table-cell/>
          <table:table-cell table:style-name="ce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725489" calcext:value-type="float">
            <text:p>0.00725489</text:p>
          </table:table-cell>
          <table:table-cell table:formula="of:=IF([.B14]=0;0;IF([.B14]=1;1;LN([.B14]/(1-[.B14]))+0.5))" office:value-type="float" office:value="-4.41879822002389" calcext:value-type="float">
            <text:p>-4.41879822002389</text:p>
          </table:table-cell>
          <table:table-cell table:formula="of:=IF([.B14]=0;0;IF([.B14]=1;1;[.C14]+VLOOKUP([.$A14]; [.$G$2:.$H$42]; 2)))" office:value-type="float" office:value="-4.41352738520671" calcext:value-type="float">
            <text:p>-4.41352738520671</text:p>
          </table:table-cell>
          <table:table-cell table:formula="of:=IF([.B14]=0;0;IF([.B14]=1;1;1/(1+EXP(-[.D14]+0.5))))" office:value-type="float" office:value="0.00729295066691121" calcext:value-type="float">
            <text:p>0.00729295066691121</text:p>
          </table:table-cell>
          <table:table-cell/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0041302230847768" calcext:value-type="float">
            <text:p>0.0041302230847768</text:p>
          </table:table-cell>
          <table:table-cell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652214" calcext:value-type="float">
            <text:p>6.52E-05</text:p>
          </table:table-cell>
          <table:table-cell table:formula="of:=IF([.B15]=0;0;IF([.B15]=1;1;LN([.B15]/(1-[.B15]))+0.5))" office:value-type="float" office:value="-9.13765769849845" calcext:value-type="float">
            <text:p>-9.13765769849845</text:p>
          </table:table-cell>
          <table:table-cell table:formula="of:=IF([.B15]=0;0;IF([.B15]=1;1;[.C15]+VLOOKUP([.$A15]; [.$G$2:.$H$42]; 2)))" office:value-type="float" office:value="-9.13222318261628" calcext:value-type="float">
            <text:p>-9.13222318261628</text:p>
          </table:table-cell>
          <table:table-cell table:formula="of:=IF([.B15]=0;0;IF([.B15]=1;1;1/(1+EXP(-[.D15]+0.5))))" office:value-type="float" office:value="0.0000655767882976844" calcext:value-type="float">
            <text:p>6.55767882976844E-05</text:p>
          </table:table-cell>
          <table:table-cell/>
          <table:table-cell table:style-name="ce3" office:value-type="float" office:value="0.325" calcext:value-type="float">
            <text:p>0.325</text:p>
          </table:table-cell>
          <table:table-cell table:style-name="ce3" office:value-type="float" office:value="0.00471531819490087" calcext:value-type="float">
            <text:p>0.00471531819490087</text:p>
          </table:table-cell>
          <table:table-cell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469687" calcext:value-type="float">
            <text:p>0.000469687</text:p>
          </table:table-cell>
          <table:table-cell table:formula="of:=IF([.B16]=0;0;IF([.B16]=1;1;LN([.B16]/(1-[.B16]))+0.5))" office:value-type="float" office:value="-7.16297424521765" calcext:value-type="float">
            <text:p>-7.16297424521765</text:p>
          </table:table-cell>
          <table:table-cell table:formula="of:=IF([.B16]=0;0;IF([.B16]=1;1;[.C16]+VLOOKUP([.$A16]; [.$G$2:.$H$42]; 2)))" office:value-type="float" office:value="-7.15793624047928" calcext:value-type="float">
            <text:p>-7.15793624047928</text:p>
          </table:table-cell>
          <table:table-cell table:formula="of:=IF([.B16]=0;0;IF([.B16]=1;1;1/(1+EXP(-[.D16]+0.5))))" office:value-type="float" office:value="0.00047205813618974" calcext:value-type="float">
            <text:p>0.00047205813618974</text:p>
          </table:table-cell>
          <table:table-cell/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0050229655810414" calcext:value-type="float">
            <text:p>0.0050229655810414</text:p>
          </table:table-cell>
          <table:table-cell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218007" calcext:value-type="float">
            <text:p>2.18E-06</text:p>
          </table:table-cell>
          <table:table-cell table:formula="of:=IF([.B17]=0;0;IF([.B17]=1;1;LN([.B17]/(1-[.B17]))+0.5))" office:value-type="float" office:value="-12.5361513915147" calcext:value-type="float">
            <text:p>-12.5361513915147</text:p>
          </table:table-cell>
          <table:table-cell table:formula="of:=IF([.B17]=0;0;IF([.B17]=1;1;[.C17]+VLOOKUP([.$A17]; [.$G$2:.$H$42]; 2)))" office:value-type="float" office:value="-12.5307168756325" calcext:value-type="float">
            <text:p>-12.5307168756325</text:p>
          </table:table-cell>
          <table:table-cell table:formula="of:=IF([.B17]=0;0;IF([.B17]=1;1;1/(1+EXP(-[.D17]+0.5))))" office:value-type="float" office:value="0.00000219194985044957" calcext:value-type="float">
            <text:p>2.19194985044957E-06</text:p>
          </table:table-cell>
          <table:table-cell/>
          <table:table-cell table:style-name="ce3" office:value-type="float" office:value="0.375" calcext:value-type="float">
            <text:p>0.375</text:p>
          </table:table-cell>
          <table:table-cell table:style-name="ce3" office:value-type="float" office:value="0.00538202988521563" calcext:value-type="float">
            <text:p>0.00538202988521563</text:p>
          </table:table-cell>
          <table:table-cell/>
          <table:table-cell table:style-name="ce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8]=0;0;IF([.B18]=1;1;LN([.B18]/(1-[.B18]))+0.5))" office:value-type="float" office:value="1" calcext:value-type="float">
            <text:p>1</text:p>
          </table:table-cell>
          <table:table-cell table:formula="of:=IF([.B18]=0;0;IF([.B18]=1;1;[.C18]+VLOOKUP([.$A18]; [.$G$2:.$H$42]; 2)))" office:value-type="float" office:value="1" calcext:value-type="float">
            <text:p>1</text:p>
          </table:table-cell>
          <table:table-cell table:formula="of:=IF([.B18]=0;0;IF([.B18]=1;1;1/(1+EXP(-[.D18]+0.5))))" office:value-type="float" office:value="1" calcext:value-type="float">
            <text:p>1</text:p>
          </table:table-cell>
          <table:table-cell/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00573105111493594" calcext:value-type="float">
            <text:p>0.00573105111493594</text:p>
          </table:table-cell>
          <table:table-cell/>
          <table:table-cell table:style-name="ce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156275" calcext:value-type="float">
            <text:p>0.000156275</text:p>
          </table:table-cell>
          <table:table-cell table:formula="of:=IF([.B19]=0;0;IF([.B19]=1;1;LN([.B19]/(1-[.B19]))+0.5))" office:value-type="float" office:value="-8.26373699493419" calcext:value-type="float">
            <text:p>-8.26373699493419</text:p>
          </table:table-cell>
          <table:table-cell table:formula="of:=IF([.B19]=0;0;IF([.B19]=1;1;[.C19]+VLOOKUP([.$A19]; [.$G$2:.$H$42]; 2)))" office:value-type="float" office:value="-8.25844773933332" calcext:value-type="float">
            <text:p>-8.25844773933332</text:p>
          </table:table-cell>
          <table:table-cell table:formula="of:=IF([.B19]=0;0;IF([.B19]=1;1;1/(1+EXP(-[.D19]+0.5))))" office:value-type="float" office:value="0.000157103638067974" calcext:value-type="float">
            <text:p>0.000157103638067974</text:p>
          </table:table-cell>
          <table:table-cell/>
          <table:table-cell table:style-name="ce3" office:value-type="float" office:value="0.425" calcext:value-type="float">
            <text:p>0.425</text:p>
          </table:table-cell>
          <table:table-cell table:style-name="ce3" office:value-type="float" office:value="0.00564607912429744" calcext:value-type="float">
            <text:p>0.00564607912429744</text:p>
          </table:table-cell>
          <table:table-cell/>
          <table:table-cell table:style-name="ce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57305" calcext:value-type="float">
            <text:p>0.357305</text:p>
          </table:table-cell>
          <table:table-cell table:formula="of:=IF([.B20]=0;0;IF([.B20]=1;1;LN([.B20]/(1-[.B20]))+0.5))" office:value-type="float" office:value="-0.0870805138933411" calcext:value-type="float">
            <text:p>-0.0870805138933411</text:p>
          </table:table-cell>
          <table:table-cell table:formula="of:=IF([.B20]=0;0;IF([.B20]=1;1;[.C20]+VLOOKUP([.$A20]; [.$G$2:.$H$42]; 2)))" office:value-type="float" office:value="-0.0839323613840185" calcext:value-type="float">
            <text:p>-0.0839323613840185</text:p>
          </table:table-cell>
          <table:table-cell table:formula="of:=IF([.B20]=0;0;IF([.B20]=1;1;1/(1+EXP(-[.D20]+0.5))))" office:value-type="float" office:value="0.358028260186817" calcext:value-type="float">
            <text:p>0.358028260186817</text:p>
          </table:table-cell>
          <table:table-cell/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0.00571728913420206" calcext:value-type="float">
            <text:p>0.00571728913420206</text:p>
          </table:table-cell>
          <table:table-cell/>
          <table:table-cell table:style-name="ce3"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000118674" calcext:value-type="float">
            <text:p>0.000118674</text:p>
          </table:table-cell>
          <table:table-cell table:formula="of:=IF([.B21]=0;0;IF([.B21]=1;1;LN([.B21]/(1-[.B21]))+0.5))" office:value-type="float" office:value="-8.53901163889463" calcext:value-type="float">
            <text:p>-8.53901163889463</text:p>
          </table:table-cell>
          <table:table-cell table:formula="of:=IF([.B21]=0;0;IF([.B21]=1;1;[.C21]+VLOOKUP([.$A21]; [.$G$2:.$H$42]; 2)))" office:value-type="float" office:value="-8.53369048222397" calcext:value-type="float">
            <text:p>-8.53369048222397</text:p>
          </table:table-cell>
          <table:table-cell table:formula="of:=IF([.B21]=0;0;IF([.B21]=1;1;1/(1+EXP(-[.D21]+0.5))))" office:value-type="float" office:value="0.000119307090499394" calcext:value-type="float">
            <text:p>0.000119307090499394</text:p>
          </table:table-cell>
          <table:table-cell/>
          <table:table-cell table:style-name="ce3" office:value-type="float" office:value="0.475" calcext:value-type="float">
            <text:p>0.475</text:p>
          </table:table-cell>
          <table:table-cell table:style-name="ce3" office:value-type="float" office:value="0.00560843729001964" calcext:value-type="float">
            <text:p>0.00560843729001964</text:p>
          </table:table-cell>
          <table:table-cell/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691193" calcext:value-type="float">
            <text:p>0.00691193</text:p>
          </table:table-cell>
          <table:table-cell table:formula="of:=IF([.B22]=0;0;IF([.B22]=1;1;LN([.B22]/(1-[.B22]))+0.5))" office:value-type="float" office:value="-4.46757044681257" calcext:value-type="float">
            <text:p>-4.46757044681257</text:p>
          </table:table-cell>
          <table:table-cell table:formula="of:=IF([.B22]=0;0;IF([.B22]=1;1;[.C22]+VLOOKUP([.$A22]; [.$G$2:.$H$42]; 2)))" office:value-type="float" office:value="-4.46182071660159" calcext:value-type="float">
            <text:p>-4.46182071660159</text:p>
          </table:table-cell>
          <table:table-cell table:formula="of:=IF([.B22]=0;0;IF([.B22]=1;1;1/(1+EXP(-[.D22]+0.5))))" office:value-type="float" office:value="0.00695150914337838" calcext:value-type="float">
            <text:p>0.00695150914337838</text:p>
          </table:table-cell>
          <table:table-cell/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00574973021097768" calcext:value-type="float">
            <text:p>0.00574973021097768</text:p>
          </table:table-cell>
          <table:table-cell/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514596" calcext:value-type="float">
            <text:p>0.000514596</text:p>
          </table:table-cell>
          <table:table-cell table:formula="of:=IF([.B23]=0;0;IF([.B23]=1;1;LN([.B23]/(1-[.B23]))+0.5))" office:value-type="float" office:value="-7.07161370272447" calcext:value-type="float">
            <text:p>-7.07161370272447</text:p>
          </table:table-cell>
          <table:table-cell table:formula="of:=IF([.B23]=0;0;IF([.B23]=1;1;[.C23]+VLOOKUP([.$A23]; [.$G$2:.$H$42]; 2)))" office:value-type="float" office:value="-7.06654002155864" calcext:value-type="float">
            <text:p>-7.06654002155864</text:p>
          </table:table-cell>
          <table:table-cell table:formula="of:=IF([.B23]=0;0;IF([.B23]=1;1;1/(1+EXP(-[.D23]+0.5))))" office:value-type="float" office:value="0.000517212176857428" calcext:value-type="float">
            <text:p>0.000517212176857428</text:p>
          </table:table-cell>
          <table:table-cell/>
          <table:table-cell table:style-name="ce3" office:value-type="float" office:value="0.525" calcext:value-type="float">
            <text:p>0.525</text:p>
          </table:table-cell>
          <table:table-cell table:style-name="ce3" office:value-type="float" office:value="0.00573461572290508" calcext:value-type="float">
            <text:p>0.00573461572290508</text:p>
          </table:table-cell>
          <table:table-cell/>
          <table:table-cell table:style-name="ce3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1" office:value-type="float" office:value="0.00000233072" calcext:value-type="float">
            <text:p>2.33E-06</text:p>
          </table:table-cell>
          <table:table-cell table:formula="of:=IF([.B24]=0;0;IF([.B24]=1;1;LN([.B24]/(1-[.B24]))+0.5))" office:value-type="float" office:value="-12.4693309945231" calcext:value-type="float">
            <text:p>-12.4693309945231</text:p>
          </table:table-cell>
          <table:table-cell table:formula="of:=IF([.B24]=0;0;IF([.B24]=1;1;[.C24]+VLOOKUP([.$A24]; [.$G$2:.$H$42]; 2)))" office:value-type="float" office:value="-12.4639022657484" calcext:value-type="float">
            <text:p>-12.4639022657484</text:p>
          </table:table-cell>
          <table:table-cell table:formula="of:=IF([.B24]=0;0;IF([.B24]=1;1;1/(1+EXP(-[.D24]+0.5))))" office:value-type="float" office:value="0.00000234340722366811" calcext:value-type="float">
            <text:p>2.34340722366811E-06</text:p>
          </table:table-cell>
          <table:table-cell/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00580096098315349" calcext:value-type="float">
            <text:p>0.00580096098315349</text:p>
          </table:table-cell>
          <table:table-cell/>
          <table:table-cell table:style-name="ce3"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000208627" calcext:value-type="float">
            <text:p>0.000208627</text:p>
          </table:table-cell>
          <table:table-cell table:formula="of:=IF([.B25]=0;0;IF([.B25]=1;1;LN([.B25]/(1-[.B25]))+0.5))" office:value-type="float" office:value="-7.9747539406838" calcext:value-type="float">
            <text:p>-7.9747539406838</text:p>
          </table:table-cell>
          <table:table-cell table:formula="of:=IF([.B25]=0;0;IF([.B25]=1;1;[.C25]+VLOOKUP([.$A25]; [.$G$2:.$H$42]; 2)))" office:value-type="float" office:value="-7.96955243285541" calcext:value-type="float">
            <text:p>-7.96955243285541</text:p>
          </table:table-cell>
          <table:table-cell table:formula="of:=IF([.B25]=0;0;IF([.B25]=1;1;1/(1+EXP(-[.D25]+0.5))))" office:value-type="float" office:value="0.000209714773976377" calcext:value-type="float">
            <text:p>0.000209714773976377</text:p>
          </table:table-cell>
          <table:table-cell/>
          <table:table-cell table:style-name="ce3" office:value-type="float" office:value="0.575" calcext:value-type="float">
            <text:p>0.575</text:p>
          </table:table-cell>
          <table:table-cell table:style-name="ce3" office:value-type="float" office:value="0.00565532395100611" calcext:value-type="float">
            <text:p>0.00565532395100611</text:p>
          </table:table-cell>
          <table:table-cell/>
          <table:table-cell table:style-name="ce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515412" calcext:value-type="float">
            <text:p>0.00515412</text:p>
          </table:table-cell>
          <table:table-cell table:formula="of:=IF([.B26]=0;0;IF([.B26]=1;1;LN([.B26]/(1-[.B26]))+0.5))" office:value-type="float" office:value="-4.76279143584263" calcext:value-type="float">
            <text:p>-4.76279143584263</text:p>
          </table:table-cell>
          <table:table-cell table:formula="of:=IF([.B26]=0;0;IF([.B26]=1;1;[.C26]+VLOOKUP([.$A26]; [.$G$2:.$H$42]; 2)))" office:value-type="float" office:value="-4.75752060102546" calcext:value-type="float">
            <text:p>-4.75752060102546</text:p>
          </table:table-cell>
          <table:table-cell table:formula="of:=IF([.B26]=0;0;IF([.B26]=1;1;1/(1+EXP(-[.D26]+0.5))))" office:value-type="float" office:value="0.00518121710899398" calcext:value-type="float">
            <text:p>0.00518121710899398</text:p>
          </table:table-cell>
          <table:table-cell/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0.00544444396089678" calcext:value-type="float">
            <text:p>0.00544444396089678</text:p>
          </table:table-cell>
          <table:table-cell/>
          <table:table-cell table:style-name="ce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214071" calcext:value-type="float">
            <text:p>0.00214071</text:p>
          </table:table-cell>
          <table:table-cell table:formula="of:=IF([.B27]=0;0;IF([.B27]=1;1;LN([.B27]/(1-[.B27]))+0.5))" office:value-type="float" office:value="-5.64447472467788" calcext:value-type="float">
            <text:p>-5.64447472467788</text:p>
          </table:table-cell>
          <table:table-cell table:formula="of:=IF([.B27]=0;0;IF([.B27]=1;1;[.C27]+VLOOKUP([.$A27]; [.$G$2:.$H$42]; 2)))" office:value-type="float" office:value="-5.63920388986071" calcext:value-type="float">
            <text:p>-5.63920388986071</text:p>
          </table:table-cell>
          <table:table-cell table:formula="of:=IF([.B27]=0;0;IF([.B27]=1;1;1/(1+EXP(-[.D27]+0.5))))" office:value-type="float" office:value="0.00215199877158181" calcext:value-type="float">
            <text:p>0.00215199877158181</text:p>
          </table:table-cell>
          <table:table-cell/>
          <table:table-cell table:style-name="ce3" office:value-type="float" office:value="0.625" calcext:value-type="float">
            <text:p>0.625</text:p>
          </table:table-cell>
          <table:table-cell table:style-name="ce3" office:value-type="float" office:value="0.00527083481717579" calcext:value-type="float">
            <text:p>0.00527083481717579</text:p>
          </table:table-cell>
          <table:table-cell/>
          <table:table-cell table:style-name="ce3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146898" calcext:value-type="float">
            <text:p>0.00146898</text:p>
          </table:table-cell>
          <table:table-cell table:formula="of:=IF([.B28]=0;0;IF([.B28]=1;1;LN([.B28]/(1-[.B28]))+0.5))" office:value-type="float" office:value="-6.02171693657803" calcext:value-type="float">
            <text:p>-6.02171693657803</text:p>
          </table:table-cell>
          <table:table-cell table:formula="of:=IF([.B28]=0;0;IF([.B28]=1;1;[.C28]+VLOOKUP([.$A28]; [.$G$2:.$H$42]; 2)))" office:value-type="float" office:value="-6.0167619694062" calcext:value-type="float">
            <text:p>-6.0167619694062</text:p>
          </table:table-cell>
          <table:table-cell table:formula="of:=IF([.B28]=0;0;IF([.B28]=1;1;1/(1+EXP(-[.D28]+0.5))))" office:value-type="float" office:value="0.00147626603844168" calcext:value-type="float">
            <text:p>0.00147626603844168</text:p>
          </table:table-cell>
          <table:table-cell/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0050736811658283" calcext:value-type="float">
            <text:p>0.0050736811658283</text:p>
          </table:table-cell>
          <table:table-cell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35603" calcext:value-type="float">
            <text:p>0.00035603</text:p>
          </table:table-cell>
          <table:table-cell table:formula="of:=IF([.B29]=0;0;IF([.B29]=1;1;LN([.B29]/(1-[.B29]))+0.5))" office:value-type="float" office:value="-7.44013946760608" calcext:value-type="float">
            <text:p>-7.44013946760608</text:p>
          </table:table-cell>
          <table:table-cell table:formula="of:=IF([.B29]=0;0;IF([.B29]=1;1;[.C29]+VLOOKUP([.$A29]; [.$G$2:.$H$42]; 2)))" office:value-type="float" office:value="-7.43495333600265" calcext:value-type="float">
            <text:p>-7.43495333600265</text:p>
          </table:table-cell>
          <table:table-cell table:formula="of:=IF([.B29]=0;0;IF([.B29]=1;1;1/(1+EXP(-[.D29]+0.5))))" office:value-type="float" office:value="0.000357880552093174" calcext:value-type="float">
            <text:p>0.000357880552093174</text:p>
          </table:table-cell>
          <table:table-cell/>
          <table:table-cell table:style-name="ce3" office:value-type="float" office:value="0.675" calcext:value-type="float">
            <text:p>0.675</text:p>
          </table:table-cell>
          <table:table-cell table:style-name="ce3" office:value-type="float" office:value="0.00495496717182924" calcext:value-type="float">
            <text:p>0.00495496717182924</text:p>
          </table:table-cell>
          <table:table-cell/>
          <table:table-cell table:style-name="ce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529342" calcext:value-type="float">
            <text:p>0.00529342</text:p>
          </table:table-cell>
          <table:table-cell table:formula="of:=IF([.B30]=0;0;IF([.B30]=1;1;LN([.B30]/(1-[.B30]))+0.5))" office:value-type="float" office:value="-4.73598325938349" calcext:value-type="float">
            <text:p>-4.73598325938349</text:p>
          </table:table-cell>
          <table:table-cell table:formula="of:=IF([.B30]=0;0;IF([.B30]=1;1;[.C30]+VLOOKUP([.$A30]; [.$G$2:.$H$42]; 2)))" office:value-type="float" office:value="-4.73032793543248" calcext:value-type="float">
            <text:p>-4.73032793543248</text:p>
          </table:table-cell>
          <table:table-cell table:formula="of:=IF([.B30]=0;0;IF([.B30]=1;1;1/(1+EXP(-[.D30]+0.5))))" office:value-type="float" office:value="0.00532328100438288" calcext:value-type="float">
            <text:p>0.00532328100438288</text:p>
          </table:table-cell>
          <table:table-cell/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00503800473836719" calcext:value-type="float">
            <text:p>0.00503800473836719</text:p>
          </table:table-cell>
          <table:table-cell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666816" calcext:value-type="float">
            <text:p>0.000666816</text:p>
          </table:table-cell>
          <table:table-cell table:formula="of:=IF([.B31]=0;0;IF([.B31]=1;1;LN([.B31]/(1-[.B31]))+0.5))" office:value-type="float" office:value="-6.81232937375389" calcext:value-type="float">
            <text:p>-6.81232937375389</text:p>
          </table:table-cell>
          <table:table-cell table:formula="of:=IF([.B31]=0;0;IF([.B31]=1;1;[.C31]+VLOOKUP([.$A31]; [.$G$2:.$H$42]; 2)))" office:value-type="float" office:value="-6.80729136901552" calcext:value-type="float">
            <text:p>-6.80729136901552</text:p>
          </table:table-cell>
          <table:table-cell table:formula="of:=IF([.B31]=0;0;IF([.B31]=1;1;1/(1+EXP(-[.D31]+0.5))))" office:value-type="float" office:value="0.000670181641685186" calcext:value-type="float">
            <text:p>0.000670181641685186</text:p>
          </table:table-cell>
          <table:table-cell/>
          <table:table-cell table:style-name="ce3" office:value-type="float" office:value="0.725" calcext:value-type="float">
            <text:p>0.725</text:p>
          </table:table-cell>
          <table:table-cell table:style-name="ce3" office:value-type="float" office:value="0.00518613160343708" calcext:value-type="float">
            <text:p>0.00518613160343708</text:p>
          </table:table-cell>
          <table:table-cell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133119" calcext:value-type="float">
            <text:p>0.000133119</text:p>
          </table:table-cell>
          <table:table-cell table:formula="of:=IF([.B32]=0;0;IF([.B32]=1;1;LN([.B32]/(1-[.B32]))+0.5))" office:value-type="float" office:value="-8.4241339650777" calcext:value-type="float">
            <text:p>-8.4241339650777</text:p>
          </table:table-cell>
          <table:table-cell table:formula="of:=IF([.B32]=0;0;IF([.B32]=1;1;[.C32]+VLOOKUP([.$A32]; [.$G$2:.$H$42]; 2)))" office:value-type="float" office:value="-8.41869944919553" calcext:value-type="float">
            <text:p>-8.41869944919553</text:p>
          </table:table-cell>
          <table:table-cell table:formula="of:=IF([.B32]=0;0;IF([.B32]=1;1;1/(1+EXP(-[.D32]+0.5))))" office:value-type="float" office:value="0.000133844309559806" calcext:value-type="float">
            <text:p>0.000133844309559806</text:p>
          </table:table-cell>
          <table:table-cell/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00521510977399353" calcext:value-type="float">
            <text:p>0.00521510977399353</text:p>
          </table:table-cell>
          <table:table-cell/>
          <table:table-cell table:style-name="ce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27489" calcext:value-type="float">
            <text:p>0.027489</text:p>
          </table:table-cell>
          <table:table-cell table:formula="of:=IF([.B33]=0;0;IF([.B33]=1;1;LN([.B33]/(1-[.B33]))+0.5))" office:value-type="float" office:value="-3.06609546183143" calcext:value-type="float">
            <text:p>-3.06609546183143</text:p>
          </table:table-cell>
          <table:table-cell table:formula="of:=IF([.B33]=0;0;IF([.B33]=1;1;[.C33]+VLOOKUP([.$A33]; [.$G$2:.$H$42]; 2)))" office:value-type="float" office:value="-3.06036084610853" calcext:value-type="float">
            <text:p>-3.06036084610853</text:p>
          </table:table-cell>
          <table:table-cell table:formula="of:=IF([.B33]=0;0;IF([.B33]=1;1;1/(1+EXP(-[.D33]+0.5))))" office:value-type="float" office:value="0.0276427216306824" calcext:value-type="float">
            <text:p>0.0276427216306824</text:p>
          </table:table-cell>
          <table:table-cell/>
          <table:table-cell table:style-name="ce3" office:value-type="float" office:value="0.775" calcext:value-type="float">
            <text:p>0.775</text:p>
          </table:table-cell>
          <table:table-cell table:style-name="ce3" office:value-type="float" office:value="0.00520150782838413" calcext:value-type="float">
            <text:p>0.00520150782838413</text:p>
          </table:table-cell>
          <table:table-cell/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917067" calcext:value-type="float">
            <text:p>0.00917067</text:p>
          </table:table-cell>
          <table:table-cell table:formula="of:=IF([.B34]=0;0;IF([.B34]=1;1;LN([.B34]/(1-[.B34]))+0.5))" office:value-type="float" office:value="-4.18253195157906" calcext:value-type="float">
            <text:p>-4.18253195157906</text:p>
          </table:table-cell>
          <table:table-cell table:formula="of:=IF([.B34]=0;0;IF([.B34]=1;1;[.C34]+VLOOKUP([.$A34]; [.$G$2:.$H$42]; 2)))" office:value-type="float" office:value="-4.17673099059591" calcext:value-type="float">
            <text:p>-4.17673099059591</text:p>
          </table:table-cell>
          <table:table-cell table:formula="of:=IF([.B34]=0;0;IF([.B34]=1;1;1/(1+EXP(-[.D34]+0.5))))" office:value-type="float" office:value="0.00922353119362528" calcext:value-type="float">
            <text:p>0.00922353119362528</text:p>
          </table:table-cell>
          <table:table-cell/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00528925560086866" calcext:value-type="float">
            <text:p>0.00528925560086866</text:p>
          </table:table-cell>
          <table:table-cell/>
          <table:table-cell table:style-name="ce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413041" calcext:value-type="float">
            <text:p>0.00413041</text:p>
          </table:table-cell>
          <table:table-cell table:formula="of:=IF([.B35]=0;0;IF([.B35]=1;1;LN([.B35]/(1-[.B35]))+0.5))" office:value-type="float" office:value="-4.9852396396237" calcext:value-type="float">
            <text:p>-4.9852396396237</text:p>
          </table:table-cell>
          <table:table-cell table:formula="of:=IF([.B35]=0;0;IF([.B35]=1;1;[.C35]+VLOOKUP([.$A35]; [.$G$2:.$H$42]; 2)))" office:value-type="float" office:value="-4.97958431567269" calcext:value-type="float">
            <text:p>-4.97958431567269</text:p>
          </table:table-cell>
          <table:table-cell table:formula="of:=IF([.B35]=0;0;IF([.B35]=1;1;1/(1+EXP(-[.D35]+0.5))))" office:value-type="float" office:value="0.00415373768086802" calcext:value-type="float">
            <text:p>0.00415373768086802</text:p>
          </table:table-cell>
          <table:table-cell/>
          <table:table-cell table:style-name="ce3" office:value-type="float" office:value="0.825" calcext:value-type="float">
            <text:p>0.825</text:p>
          </table:table-cell>
          <table:table-cell table:style-name="ce3" office:value-type="float" office:value="0.00543451588216564" calcext:value-type="float">
            <text:p>0.00543451588216564</text:p>
          </table:table-cell>
          <table:table-cell/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600073" calcext:value-type="float">
            <text:p>0.000600073</text:p>
          </table:table-cell>
          <table:table-cell table:formula="of:=IF([.B36]=0;0;IF([.B36]=1;1;LN([.B36]/(1-[.B36]))+0.5))" office:value-type="float" office:value="-6.91785899036639" calcext:value-type="float">
            <text:p>-6.91785899036639</text:p>
          </table:table-cell>
          <table:table-cell table:formula="of:=IF([.B36]=0;0;IF([.B36]=1;1;[.C36]+VLOOKUP([.$A36]; [.$G$2:.$H$42]; 2)))" office:value-type="float" office:value="-6.91205802938324" calcext:value-type="float">
            <text:p>-6.91205802938324</text:p>
          </table:table-cell>
          <table:table-cell table:formula="of:=IF([.B36]=0;0;IF([.B36]=1;1;1/(1+EXP(-[.D36]+0.5))))" office:value-type="float" office:value="0.000603562009079332" calcext:value-type="float">
            <text:p>0.000603562009079332</text:p>
          </table:table-cell>
          <table:table-cell/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00536662204779681" calcext:value-type="float">
            <text:p>0.00536662204779681</text:p>
          </table:table-cell>
          <table:table-cell/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144853" calcext:value-type="float">
            <text:p>0.000144853</text:p>
          </table:table-cell>
          <table:table-cell table:formula="of:=IF([.B37]=0;0;IF([.B37]=1;1;LN([.B37]/(1-[.B37]))+0.5))" office:value-type="float" office:value="-8.33964625939075" calcext:value-type="float">
            <text:p>-8.33964625939075</text:p>
          </table:table-cell>
          <table:table-cell table:formula="of:=IF([.B37]=0;0;IF([.B37]=1;1;[.C37]+VLOOKUP([.$A37]; [.$G$2:.$H$42]; 2)))" office:value-type="float" office:value="-8.33457257822492" calcext:value-type="float">
            <text:p>-8.33457257822492</text:p>
          </table:table-cell>
          <table:table-cell table:formula="of:=IF([.B37]=0;0;IF([.B37]=1;1;1/(1+EXP(-[.D37]+0.5))))" office:value-type="float" office:value="0.00014558969824417" calcext:value-type="float">
            <text:p>0.00014558969824417</text:p>
          </table:table-cell>
          <table:table-cell/>
          <table:table-cell table:style-name="ce3" office:value-type="float" office:value="0.875" calcext:value-type="float">
            <text:p>0.875</text:p>
          </table:table-cell>
          <table:table-cell table:style-name="ce3" office:value-type="float" office:value="0.00532115667065492" calcext:value-type="float">
            <text:p>0.00532115667065492</text:p>
          </table:table-cell>
          <table:table-cell/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780311" calcext:value-type="float">
            <text:p>0.00780311</text:p>
          </table:table-cell>
          <table:table-cell table:formula="of:=IF([.B38]=0;0;IF([.B38]=1;1;LN([.B38]/(1-[.B38]))+0.5))" office:value-type="float" office:value="-4.34539919323595" calcext:value-type="float">
            <text:p>-4.34539919323595</text:p>
          </table:table-cell>
          <table:table-cell table:formula="of:=IF([.B38]=0;0;IF([.B38]=1;1;[.C38]+VLOOKUP([.$A38]; [.$G$2:.$H$42]; 2)))" office:value-type="float" office:value="-4.3395982322528" calcext:value-type="float">
            <text:p>-4.3395982322528</text:p>
          </table:table-cell>
          <table:table-cell table:formula="of:=IF([.B38]=0;0;IF([.B38]=1;1;1/(1+EXP(-[.D38]+0.5))))" office:value-type="float" office:value="0.00784815079955383" calcext:value-type="float">
            <text:p>0.00784815079955383</text:p>
          </table:table-cell>
          <table:table-cell/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0.00542872877464048" calcext:value-type="float">
            <text:p>0.00542872877464048</text:p>
          </table:table-cell>
          <table:table-cell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168235" calcext:value-type="float">
            <text:p>0.000168235</text:p>
          </table:table-cell>
          <table:table-cell table:formula="of:=IF([.B39]=0;0;IF([.B39]=1;1;LN([.B39]/(1-[.B39]))+0.5))" office:value-type="float" office:value="-8.18998049730677" calcext:value-type="float">
            <text:p>-8.18998049730677</text:p>
          </table:table-cell>
          <table:table-cell table:formula="of:=IF([.B39]=0;0;IF([.B39]=1;1;[.C39]+VLOOKUP([.$A39]; [.$G$2:.$H$42]; 2)))" office:value-type="float" office:value="-8.18494249256841" calcext:value-type="float">
            <text:p>-8.18494249256841</text:p>
          </table:table-cell>
          <table:table-cell table:formula="of:=IF([.B39]=0;0;IF([.B39]=1;1;1/(1+EXP(-[.D39]+0.5))))" office:value-type="float" office:value="0.000169084563672342" calcext:value-type="float">
            <text:p>0.000169084563672342</text:p>
          </table:table-cell>
          <table:table-cell/>
          <table:table-cell table:style-name="ce3" office:value-type="float" office:value="0.925" calcext:value-type="float">
            <text:p>0.925</text:p>
          </table:table-cell>
          <table:table-cell table:style-name="ce3" office:value-type="float" office:value="0.00553202038797939" calcext:value-type="float">
            <text:p>0.00553202038797939</text:p>
          </table:table-cell>
          <table:table-cell/>
          <table:table-cell table:style-name="ce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40]=0;0;IF([.B40]=1;1;LN([.B40]/(1-[.B40]))+0.5))" office:value-type="float" office:value="1" calcext:value-type="float">
            <text:p>1</text:p>
          </table:table-cell>
          <table:table-cell table:formula="of:=IF([.B40]=0;0;IF([.B40]=1;1;[.C40]+VLOOKUP([.$A40]; [.$G$2:.$H$42]; 2)))" office:value-type="float" office:value="1" calcext:value-type="float">
            <text:p>1</text:p>
          </table:table-cell>
          <table:table-cell table:formula="of:=IF([.B40]=0;0;IF([.B40]=1;1;1/(1+EXP(-[.D40]+0.5))))" office:value-type="float" office:value="1" calcext:value-type="float">
            <text:p>1</text:p>
          </table:table-cell>
          <table:table-cell/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0055665039905822" calcext:value-type="float">
            <text:p>0.0055665039905822</text:p>
          </table:table-cell>
          <table:table-cell/>
          <table:table-cell table:style-name="ce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233947" calcext:value-type="float">
            <text:p>0.000233947</text:p>
          </table:table-cell>
          <table:table-cell table:formula="of:=IF([.B41]=0;0;IF([.B41]=1;1;LN([.B41]/(1-[.B41]))+0.5))" office:value-type="float" office:value="-7.86018198961723" calcext:value-type="float">
            <text:p>-7.86018198961723</text:p>
          </table:table-cell>
          <table:table-cell table:formula="of:=IF([.B41]=0;0;IF([.B41]=1;1;[.C41]+VLOOKUP([.$A41]; [.$G$2:.$H$42]; 2)))" office:value-type="float" office:value="-7.85489273401636" calcext:value-type="float">
            <text:p>-7.85489273401636</text:p>
          </table:table-cell>
          <table:table-cell table:formula="of:=IF([.B41]=0;0;IF([.B41]=1;1;1/(1+EXP(-[.D41]+0.5))))" office:value-type="float" office:value="0.00023518739194111" calcext:value-type="float">
            <text:p>0.00023518739194111</text:p>
          </table:table-cell>
          <table:table-cell/>
          <table:table-cell table:style-name="ce3" office:value-type="float" office:value="0.975" calcext:value-type="float">
            <text:p>0.975</text:p>
          </table:table-cell>
          <table:table-cell table:style-name="ce3" office:value-type="float" office:value="0.00573804501465853" calcext:value-type="float">
            <text:p>0.00573804501465853</text:p>
          </table:table-cell>
          <table:table-cell table:number-columns-repeated="2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17906" calcext:value-type="float">
            <text:p>1.79E-05</text:p>
          </table:table-cell>
          <table:table-cell table:formula="of:=IF([.B42]=0;0;IF([.B42]=1;1;LN([.B42]/(1-[.B42]))+0.5))" office:value-type="float" office:value="-10.430356799592" calcext:value-type="float">
            <text:p>-10.430356799592</text:p>
          </table:table-cell>
          <table:table-cell table:formula="of:=IF([.B42]=0;0;IF([.B42]=1;1;[.C42]+VLOOKUP([.$A42]; [.$G$2:.$H$42]; 2)))" office:value-type="float" office:value="-10.425141689818" calcext:value-type="float">
            <text:p>-10.425141689818</text:p>
          </table:table-cell>
          <table:table-cell table:formula="of:=IF([.B42]=0;0;IF([.B42]=1;1;1/(1+EXP(-[.D42]+0.5))))" office:value-type="float" office:value="0.0000179996239922815" calcext:value-type="float">
            <text:p>1.79996239922815E-0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579593655345328" calcext:value-type="float">
            <text:p>0.00579593655345328</text:p>
          </table:table-cell>
          <table:table-cell table:number-columns-repeated="2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510122" calcext:value-type="float">
            <text:p>5.10E-05</text:p>
          </table:table-cell>
          <table:table-cell table:formula="of:=IF([.B43]=0;0;IF([.B43]=1;1;LN([.B43]/(1-[.B43]))+0.5))" office:value-type="float" office:value="-9.38339472466002" calcext:value-type="float">
            <text:p>-9.38339472466002</text:p>
          </table:table-cell>
          <table:table-cell table:formula="of:=IF([.B43]=0;0;IF([.B43]=1;1;[.C43]+VLOOKUP([.$A43]; [.$G$2:.$H$42]; 2)))" office:value-type="float" office:value="-9.37819321683164" calcext:value-type="float">
            <text:p>-9.37819321683164</text:p>
          </table:table-cell>
          <table:table-cell table:formula="of:=IF([.B43]=0;0;IF([.B43]=1;1;1/(1+EXP(-[.D43]+0.5))))" office:value-type="float" office:value="0.0000512782179990399" calcext:value-type="float">
            <text:p>5.12782179990399E-05</text:p>
          </table:table-cell>
          <table:table-cell table:number-columns-repeated="5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204175" calcext:value-type="float">
            <text:p>0.00204175</text:p>
          </table:table-cell>
          <table:table-cell table:formula="of:=IF([.B44]=0;0;IF([.B44]=1;1;LN([.B44]/(1-[.B44]))+0.5))" office:value-type="float" office:value="-5.69190415851283" calcext:value-type="float">
            <text:p>-5.69190415851283</text:p>
          </table:table-cell>
          <table:table-cell table:formula="of:=IF([.B44]=0;0;IF([.B44]=1;1;[.C44]+VLOOKUP([.$A44]; [.$G$2:.$H$42]; 2)))" office:value-type="float" office:value="-5.68663332369565" calcext:value-type="float">
            <text:p>-5.68663332369565</text:p>
          </table:table-cell>
          <table:table-cell table:formula="of:=IF([.B44]=0;0;IF([.B44]=1;1;1/(1+EXP(-[.D44]+0.5))))" office:value-type="float" office:value="0.00205251799157274" calcext:value-type="float">
            <text:p>0.00205251799157274</text:p>
          </table:table-cell>
          <table:table-cell table:number-columns-repeated="5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115344" calcext:value-type="float">
            <text:p>0.115344</text:p>
          </table:table-cell>
          <table:table-cell table:formula="of:=IF([.B45]=0;0;IF([.B45]=1;1;LN([.B45]/(1-[.B45]))+0.5))" office:value-type="float" office:value="-1.53727990121709" calcext:value-type="float">
            <text:p>-1.53727990121709</text:p>
          </table:table-cell>
          <table:table-cell table:formula="of:=IF([.B45]=0;0;IF([.B45]=1;1;[.C45]+VLOOKUP([.$A45]; [.$G$2:.$H$42]; 2)))" office:value-type="float" office:value="-1.53156261208289" calcext:value-type="float">
            <text:p>-1.53156261208289</text:p>
          </table:table-cell>
          <table:table-cell table:formula="of:=IF([.B45]=0;0;IF([.B45]=1;1;1/(1+EXP(-[.D45]+0.5))))" office:value-type="float" office:value="0.115928675039241" calcext:value-type="float">
            <text:p>0.115928675039241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472499" calcext:value-type="float">
            <text:p>0.000472499</text:p>
          </table:table-cell>
          <table:table-cell table:formula="of:=IF([.B46]=0;0;IF([.B46]=1;1;LN([.B46]/(1-[.B46]))+0.5))" office:value-type="float" office:value="-7.15700231677201" calcext:value-type="float">
            <text:p>-7.15700231677201</text:p>
          </table:table-cell>
          <table:table-cell table:formula="of:=IF([.B46]=0;0;IF([.B46]=1;1;[.C46]+VLOOKUP([.$A46]; [.$G$2:.$H$42]; 2)))" office:value-type="float" office:value="-7.15204734960018" calcext:value-type="float">
            <text:p>-7.15204734960018</text:p>
          </table:table-cell>
          <table:table-cell table:formula="of:=IF([.B46]=0;0;IF([.B46]=1;1;1/(1+EXP(-[.D46]+0.5))))" office:value-type="float" office:value="0.000474844912478708" calcext:value-type="float">
            <text:p>0.000474844912478708</text:p>
          </table:table-cell>
          <table:table-cell table:number-columns-repeated="5"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000404448" calcext:value-type="float">
            <text:p>0.000404448</text:p>
          </table:table-cell>
          <table:table-cell table:formula="of:=IF([.B47]=0;0;IF([.B47]=1;1;LN([.B47]/(1-[.B47]))+0.5))" office:value-type="float" office:value="-7.31258285368841" calcext:value-type="float">
            <text:p>-7.31258285368841</text:p>
          </table:table-cell>
          <table:table-cell table:formula="of:=IF([.B47]=0;0;IF([.B47]=1;1;[.C47]+VLOOKUP([.$A47]; [.$G$2:.$H$42]; 2)))" office:value-type="float" office:value="-7.30738134586002" calcext:value-type="float">
            <text:p>-7.30738134586002</text:p>
          </table:table-cell>
          <table:table-cell table:formula="of:=IF([.B47]=0;0;IF([.B47]=1;1;1/(1+EXP(-[.D47]+0.5))))" office:value-type="float" office:value="0.000406556362728542" calcext:value-type="float">
            <text:p>0.000406556362728542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214671" calcext:value-type="float">
            <text:p>0.00214671</text:p>
          </table:table-cell>
          <table:table-cell table:formula="of:=IF([.B48]=0;0;IF([.B48]=1;1;LN([.B48]/(1-[.B48]))+0.5))" office:value-type="float" office:value="-5.64166982391749" calcext:value-type="float">
            <text:p>-5.64166982391749</text:p>
          </table:table-cell>
          <table:table-cell table:formula="of:=IF([.B48]=0;0;IF([.B48]=1;1;[.C48]+VLOOKUP([.$A48]; [.$G$2:.$H$42]; 2)))" office:value-type="float" office:value="-5.63671485674566" calcext:value-type="float">
            <text:p>-5.63671485674566</text:p>
          </table:table-cell>
          <table:table-cell table:formula="of:=IF([.B48]=0;0;IF([.B48]=1;1;1/(1+EXP(-[.D48]+0.5))))" office:value-type="float" office:value="0.00215735026942988" calcext:value-type="float">
            <text:p>0.00215735026942988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34051" calcext:value-type="float">
            <text:p>3.41E-05</text:p>
          </table:table-cell>
          <table:table-cell table:formula="of:=IF([.B49]=0;0;IF([.B49]=1;1;LN([.B49]/(1-[.B49]))+0.5))" office:value-type="float" office:value="-9.78761710564463" calcext:value-type="float">
            <text:p>-9.78761710564463</text:p>
          </table:table-cell>
          <table:table-cell table:formula="of:=IF([.B49]=0;0;IF([.B49]=1;1;[.C49]+VLOOKUP([.$A49]; [.$G$2:.$H$42]; 2)))" office:value-type="float" office:value="-9.78240199587063" calcext:value-type="float">
            <text:p>-9.78240199587063</text:p>
          </table:table-cell>
          <table:table-cell table:formula="of:=IF([.B49]=0;0;IF([.B49]=1;1;1/(1+EXP(-[.D49]+0.5))))" office:value-type="float" office:value="0.0000342290374634775" calcext:value-type="float">
            <text:p>3.42290374634775E-05</text:p>
          </table:table-cell>
          <table:table-cell table:number-columns-repeated="5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267566" calcext:value-type="float">
            <text:p>0.0267566</text:p>
          </table:table-cell>
          <table:table-cell table:formula="of:=IF([.B50]=0;0;IF([.B50]=1;1;LN([.B50]/(1-[.B50]))+0.5))" office:value-type="float" office:value="-3.09385303318366" calcext:value-type="float">
            <text:p>-3.09385303318366</text:p>
          </table:table-cell>
          <table:table-cell table:formula="of:=IF([.B50]=0;0;IF([.B50]=1;1;[.C50]+VLOOKUP([.$A50]; [.$G$2:.$H$42]; 2)))" office:value-type="float" office:value="-3.08805207220051" calcext:value-type="float">
            <text:p>-3.08805207220051</text:p>
          </table:table-cell>
          <table:table-cell table:formula="of:=IF([.B50]=0;0;IF([.B50]=1;1;1/(1+EXP(-[.D50]+0.5))))" office:value-type="float" office:value="0.0269080764122669" calcext:value-type="float">
            <text:p>0.0269080764122669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21132" calcext:value-type="float">
            <text:p>2.11E-06</text:p>
          </table:table-cell>
          <table:table-cell table:formula="of:=IF([.B51]=0;0;IF([.B51]=1;1;LN([.B51]/(1-[.B51]))+0.5))" office:value-type="float" office:value="-12.567305058454" calcext:value-type="float">
            <text:p>-12.567305058454</text:p>
          </table:table-cell>
          <table:table-cell table:formula="of:=IF([.B51]=0;0;IF([.B51]=1;1;[.C51]+VLOOKUP([.$A51]; [.$G$2:.$H$42]; 2)))" office:value-type="float" office:value="-12.5620158028532" calcext:value-type="float">
            <text:p>-12.5620158028532</text:p>
          </table:table-cell>
          <table:table-cell table:formula="of:=IF([.B51]=0;0;IF([.B51]=1;1;1/(1+EXP(-[.D51]+0.5))))" office:value-type="float" office:value="0.00000212440684299216" calcext:value-type="float">
            <text:p>2.12440684299216E-0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2]=0;0;IF([.B52]=1;1;LN([.B52]/(1-[.B52]))+0.5))" office:value-type="float" office:value="0" calcext:value-type="float">
            <text:p>0</text:p>
          </table:table-cell>
          <table:table-cell table:formula="of:=IF([.B52]=0;0;IF([.B52]=1;1;[.C52]+VLOOKUP([.$A52]; [.$G$2:.$H$42]; 2)))" office:value-type="float" office:value="0" calcext:value-type="float">
            <text:p>0</text:p>
          </table:table-cell>
          <table:table-cell table:formula="of:=IF([.B52]=0;0;IF([.B52]=1;1;1/(1+EXP(-[.D52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59373" calcext:value-type="float">
            <text:p>5.94E-05</text:p>
          </table:table-cell>
          <table:table-cell table:formula="of:=IF([.B53]=0;0;IF([.B53]=1;1;LN([.B53]/(1-[.B53]))+0.5))" office:value-type="float" office:value="-9.23161160562468" calcext:value-type="float">
            <text:p>-9.23161160562468</text:p>
          </table:table-cell>
          <table:table-cell table:formula="of:=IF([.B53]=0;0;IF([.B53]=1;1;[.C53]+VLOOKUP([.$A53]; [.$G$2:.$H$42]; 2)))" office:value-type="float" office:value="-9.22642547402124" calcext:value-type="float">
            <text:p>-9.22642547402124</text:p>
          </table:table-cell>
          <table:table-cell table:formula="of:=IF([.B53]=0;0;IF([.B53]=1;1;1/(1+EXP(-[.D53]+0.5))))" office:value-type="float" office:value="0.0000596816975960162" calcext:value-type="float">
            <text:p>5.96816975960162E-05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297582" calcext:value-type="float">
            <text:p>0.000297582</text:p>
          </table:table-cell>
          <table:table-cell table:formula="of:=IF([.B54]=0;0;IF([.B54]=1;1;LN([.B54]/(1-[.B54]))+0.5))" office:value-type="float" office:value="-7.61952311441922" calcext:value-type="float">
            <text:p>-7.61952311441922</text:p>
          </table:table-cell>
          <table:table-cell table:formula="of:=IF([.B54]=0;0;IF([.B54]=1;1;[.C54]+VLOOKUP([.$A54]; [.$G$2:.$H$42]; 2)))" office:value-type="float" office:value="-7.61433698281578" calcext:value-type="float">
            <text:p>-7.61433698281578</text:p>
          </table:table-cell>
          <table:table-cell table:formula="of:=IF([.B54]=0;0;IF([.B54]=1;1;1/(1+EXP(-[.D54]+0.5))))" office:value-type="float" office:value="0.000299128845374293" calcext:value-type="float">
            <text:p>0.000299128845374293</text:p>
          </table:table-cell>
          <table:table-cell table:number-columns-repeated="5"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000570794" calcext:value-type="float">
            <text:p>0.000570794</text:p>
          </table:table-cell>
          <table:table-cell table:formula="of:=IF([.B55]=0;0;IF([.B55]=1;1;LN([.B55]/(1-[.B55]))+0.5))" office:value-type="float" office:value="-6.96791122701465" calcext:value-type="float">
            <text:p>-6.96791122701465</text:p>
          </table:table-cell>
          <table:table-cell table:formula="of:=IF([.B55]=0;0;IF([.B55]=1;1;[.C55]+VLOOKUP([.$A55]; [.$G$2:.$H$42]; 2)))" office:value-type="float" office:value="-6.96270971918626" calcext:value-type="float">
            <text:p>-6.96270971918626</text:p>
          </table:table-cell>
          <table:table-cell table:formula="of:=IF([.B55]=0;0;IF([.B55]=1;1;1/(1+EXP(-[.D55]+0.5))))" office:value-type="float" office:value="0.000573769016523512" calcext:value-type="float">
            <text:p>0.000573769016523512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704278" calcext:value-type="float">
            <text:p>7.04E-05</text:p>
          </table:table-cell>
          <table:table-cell table:formula="of:=IF([.B56]=0;0;IF([.B56]=1;1;LN([.B56]/(1-[.B56]))+0.5))" office:value-type="float" office:value="-9.06085205610359" calcext:value-type="float">
            <text:p>-9.06085205610359</text:p>
          </table:table-cell>
          <table:table-cell table:formula="of:=IF([.B56]=0;0;IF([.B56]=1;1;[.C56]+VLOOKUP([.$A56]; [.$G$2:.$H$42]; 2)))" office:value-type="float" office:value="-9.05556280050272" calcext:value-type="float">
            <text:p>-9.05556280050272</text:p>
          </table:table-cell>
          <table:table-cell table:formula="of:=IF([.B56]=0;0;IF([.B56]=1;1;1/(1+EXP(-[.D56]+0.5))))" office:value-type="float" office:value="0.0000708012710826961" calcext:value-type="float">
            <text:p>7.08012710826961E-05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189627" calcext:value-type="float">
            <text:p>0.000189627</text:p>
          </table:table-cell>
          <table:table-cell table:formula="of:=IF([.B57]=0;0;IF([.B57]=1;1;LN([.B57]/(1-[.B57]))+0.5))" office:value-type="float" office:value="-8.07026192823723" calcext:value-type="float">
            <text:p>-8.07026192823723</text:p>
          </table:table-cell>
          <table:table-cell table:formula="of:=IF([.B57]=0;0;IF([.B57]=1;1;[.C57]+VLOOKUP([.$A57]; [.$G$2:.$H$42]; 2)))" office:value-type="float" office:value="-8.06504681846323" calcext:value-type="float">
            <text:p>-8.06504681846323</text:p>
          </table:table-cell>
          <table:table-cell table:formula="of:=IF([.B57]=0;0;IF([.B57]=1;1;1/(1+EXP(-[.D57]+0.5))))" office:value-type="float" office:value="0.000190618319787757" calcext:value-type="float">
            <text:p>0.000190618319787757</text:p>
          </table:table-cell>
          <table:table-cell table:number-columns-repeated="5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style-name="ce1" office:value-type="float" office:value="0.00001451" calcext:value-type="float">
            <text:p>1.45E-05</text:p>
          </table:table-cell>
          <table:table-cell table:formula="of:=IF([.B58]=0;0;IF([.B58]=1;1;LN([.B58]/(1-[.B58]))+0.5))" office:value-type="float" office:value="-10.6406579809629" calcext:value-type="float">
            <text:p>-10.6406579809629</text:p>
          </table:table-cell>
          <table:table-cell table:formula="of:=IF([.B58]=0;0;IF([.B58]=1;1;[.C58]+VLOOKUP([.$A58]; [.$G$2:.$H$42]; 2)))" office:value-type="float" office:value="-10.6350914769723" calcext:value-type="float">
            <text:p>-10.6350914769723</text:p>
          </table:table-cell>
          <table:table-cell table:formula="of:=IF([.B58]=0;0;IF([.B58]=1;1;1/(1+EXP(-[.D58]+0.5))))" office:value-type="float" office:value="0.0000145909940119949" calcext:value-type="float">
            <text:p>1.45909940119949E-05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163085" calcext:value-type="float">
            <text:p>0.00163085</text:p>
          </table:table-cell>
          <table:table-cell table:formula="of:=IF([.B59]=0;0;IF([.B59]=1;1;LN([.B59]/(1-[.B59]))+0.5))" office:value-type="float" office:value="-5.91702174640683" calcext:value-type="float">
            <text:p>-5.91702174640683</text:p>
          </table:table-cell>
          <table:table-cell table:formula="of:=IF([.B59]=0;0;IF([.B59]=1;1;[.C59]+VLOOKUP([.$A59]; [.$G$2:.$H$42]; 2)))" office:value-type="float" office:value="-5.912066779235" calcext:value-type="float">
            <text:p>-5.912066779235</text:p>
          </table:table-cell>
          <table:table-cell table:formula="of:=IF([.B59]=0;0;IF([.B59]=1;1;1/(1+EXP(-[.D59]+0.5))))" office:value-type="float" office:value="0.00163893758458295" calcext:value-type="float">
            <text:p>0.00163893758458295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23588" calcext:value-type="float">
            <text:p>0.00023588</text:p>
          </table:table-cell>
          <table:table-cell table:formula="of:=IF([.B60]=0;0;IF([.B60]=1;1;LN([.B60]/(1-[.B60]))+0.5))" office:value-type="float" office:value="-7.85195144900791" calcext:value-type="float">
            <text:p>-7.85195144900791</text:p>
          </table:table-cell>
          <table:table-cell table:formula="of:=IF([.B60]=0;0;IF([.B60]=1;1;[.C60]+VLOOKUP([.$A60]; [.$G$2:.$H$42]; 2)))" office:value-type="float" office:value="-7.84676531740447" calcext:value-type="float">
            <text:p>-7.84676531740447</text:p>
          </table:table-cell>
          <table:table-cell table:formula="of:=IF([.B60]=0;0;IF([.B60]=1;1;1/(1+EXP(-[.D60]+0.5))))" office:value-type="float" office:value="0.000237106191516484" calcext:value-type="float">
            <text:p>0.000237106191516484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646638" calcext:value-type="float">
            <text:p>0.000646638</text:p>
          </table:table-cell>
          <table:table-cell table:formula="of:=IF([.B61]=0;0;IF([.B61]=1;1;LN([.B61]/(1-[.B61]))+0.5))" office:value-type="float" office:value="-6.84307707829399" calcext:value-type="float">
            <text:p>-6.84307707829399</text:p>
          </table:table-cell>
          <table:table-cell table:formula="of:=IF([.B61]=0;0;IF([.B61]=1;1;[.C61]+VLOOKUP([.$A61]; [.$G$2:.$H$42]; 2)))" office:value-type="float" office:value="-6.83803907355563" calcext:value-type="float">
            <text:p>-6.83803907355563</text:p>
          </table:table-cell>
          <table:table-cell table:formula="of:=IF([.B61]=0;0;IF([.B61]=1;1;1/(1+EXP(-[.D61]+0.5))))" office:value-type="float" office:value="0.000649901862855058" calcext:value-type="float">
            <text:p>0.000649901862855058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117458" calcext:value-type="float">
            <text:p>1.17E-05</text:p>
          </table:table-cell>
          <table:table-cell table:formula="of:=IF([.B62]=0;0;IF([.B62]=1;1;LN([.B62]/(1-[.B62]))+0.5))" office:value-type="float" office:value="-10.852003082213" calcext:value-type="float">
            <text:p>-10.852003082213</text:p>
          </table:table-cell>
          <table:table-cell table:formula="of:=IF([.B62]=0;0;IF([.B62]=1;1;[.C62]+VLOOKUP([.$A62]; [.$G$2:.$H$42]; 2)))" office:value-type="float" office:value="-10.8470481150411" calcext:value-type="float">
            <text:p>-10.8470481150411</text:p>
          </table:table-cell>
          <table:table-cell table:formula="of:=IF([.B62]=0;0;IF([.B62]=1;1;1/(1+EXP(-[.D62]+0.5))))" office:value-type="float" office:value="0.0000118041437928242" calcext:value-type="float">
            <text:p>1.18041437928242E-05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151429" calcext:value-type="float">
            <text:p>1.51E-05</text:p>
          </table:table-cell>
          <table:table-cell table:formula="of:=IF([.B63]=0;0;IF([.B63]=1;1;LN([.B63]/(1-[.B63]))+0.5))" office:value-type="float" office:value="-10.5979636397082" calcext:value-type="float">
            <text:p>-10.5979636397082</text:p>
          </table:table-cell>
          <table:table-cell table:formula="of:=IF([.B63]=0;0;IF([.B63]=1;1;[.C63]+VLOOKUP([.$A63]; [.$G$2:.$H$42]; 2)))" office:value-type="float" office:value="-10.5927485299342" calcext:value-type="float">
            <text:p>-10.5927485299342</text:p>
          </table:table-cell>
          <table:table-cell table:formula="of:=IF([.B63]=0;0;IF([.B63]=1;1;1/(1+EXP(-[.D63]+0.5))))" office:value-type="float" office:value="0.0000152220769625057" calcext:value-type="float">
            <text:p>1.52220769625057E-05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357743" calcext:value-type="float">
            <text:p>3.58E-05</text:p>
          </table:table-cell>
          <table:table-cell table:formula="of:=IF([.B64]=0;0;IF([.B64]=1;1;LN([.B64]/(1-[.B64]))+0.5))" office:value-type="float" office:value="-9.73824502450982" calcext:value-type="float">
            <text:p>-9.73824502450982</text:p>
          </table:table-cell>
          <table:table-cell table:formula="of:=IF([.B64]=0;0;IF([.B64]=1;1;[.C64]+VLOOKUP([.$A64]; [.$G$2:.$H$42]; 2)))" office:value-type="float" office:value="-9.73302991473583" calcext:value-type="float">
            <text:p>-9.73302991473583</text:p>
          </table:table-cell>
          <table:table-cell table:formula="of:=IF([.B64]=0;0;IF([.B64]=1;1;1/(1+EXP(-[.D64]+0.5))))" office:value-type="float" office:value="0.0000359613475050935" calcext:value-type="float">
            <text:p>3.59613475050935E-05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970796" calcext:value-type="float">
            <text:p>9.71E-05</text:p>
          </table:table-cell>
          <table:table-cell table:formula="of:=IF([.B65]=0;0;IF([.B65]=1;1;LN([.B65]/(1-[.B65]))+0.5))" office:value-type="float" office:value="-8.73988221311498" calcext:value-type="float">
            <text:p>-8.73988221311498</text:p>
          </table:table-cell>
          <table:table-cell table:formula="of:=IF([.B65]=0;0;IF([.B65]=1;1;[.C65]+VLOOKUP([.$A65]; [.$G$2:.$H$42]; 2)))" office:value-type="float" office:value="-8.73492724594315" calcext:value-type="float">
            <text:p>-8.73492724594315</text:p>
          </table:table-cell>
          <table:table-cell table:formula="of:=IF([.B65]=0;0;IF([.B65]=1;1;1/(1+EXP(-[.D65]+0.5))))" office:value-type="float" office:value="0.0000975617728901901" calcext:value-type="float">
            <text:p>9.75617728901901E-05</text:p>
          </table:table-cell>
          <table:table-cell table:number-columns-repeated="5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982001" calcext:value-type="float">
            <text:p>0.982001</text:p>
          </table:table-cell>
          <table:table-cell table:formula="of:=IF([.B66]=0;0;IF([.B66]=1;1;LN([.B66]/(1-[.B66]))+0.5))" office:value-type="float" office:value="4.49927612588655" calcext:value-type="float">
            <text:p>4.49927612588655</text:p>
          </table:table-cell>
          <table:table-cell table:formula="of:=IF([.B66]=0;0;IF([.B66]=1;1;[.C66]+VLOOKUP([.$A66]; [.$G$2:.$H$42]; 2)))" office:value-type="float" office:value="4.49936829124441" calcext:value-type="float">
            <text:p>4.49936829124441</text:p>
          </table:table-cell>
          <table:table-cell table:formula="of:=IF([.B66]=0;0;IF([.B66]=1;1;1/(1+EXP(-[.D66]+0.5))))" office:value-type="float" office:value="0.982002628953653" calcext:value-type="float">
            <text:p>0.982002628953653</text:p>
          </table:table-cell>
          <table:table-cell table:number-columns-repeated="5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616382" calcext:value-type="float">
            <text:p>0.00616382</text:p>
          </table:table-cell>
          <table:table-cell table:formula="of:=IF([.B67]=0;0;IF([.B67]=1;1;LN([.B67]/(1-[.B67]))+0.5))" office:value-type="float" office:value="-4.5828756690065" calcext:value-type="float">
            <text:p>-4.5828756690065</text:p>
          </table:table-cell>
          <table:table-cell table:formula="of:=IF([.B67]=0;0;IF([.B67]=1;1;[.C67]+VLOOKUP([.$A67]; [.$G$2:.$H$42]; 2)))" office:value-type="float" office:value="-4.57722034505549" calcext:value-type="float">
            <text:p>-4.57722034505549</text:p>
          </table:table-cell>
          <table:table-cell table:formula="of:=IF([.B67]=0;0;IF([.B67]=1;1;1/(1+EXP(-[.D67]+0.5))))" office:value-type="float" office:value="0.00619856046869367" calcext:value-type="float">
            <text:p>0.00619856046869367</text:p>
          </table:table-cell>
          <table:table-cell table:number-columns-repeated="5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498049" calcext:value-type="float">
            <text:p>0.000498049</text:p>
          </table:table-cell>
          <table:table-cell table:formula="of:=IF([.B68]=0;0;IF([.B68]=1;1;LN([.B68]/(1-[.B68]))+0.5))" office:value-type="float" office:value="-7.10431391913806" calcext:value-type="float">
            <text:p>-7.10431391913806</text:p>
          </table:table-cell>
          <table:table-cell table:formula="of:=IF([.B68]=0;0;IF([.B68]=1;1;[.C68]+VLOOKUP([.$A68]; [.$G$2:.$H$42]; 2)))" office:value-type="float" office:value="-7.09887940325589" calcext:value-type="float">
            <text:p>-7.09887940325589</text:p>
          </table:table-cell>
          <table:table-cell table:formula="of:=IF([.B68]=0;0;IF([.B68]=1;1;1/(1+EXP(-[.D68]+0.5))))" office:value-type="float" office:value="0.000500761664143312" calcext:value-type="float">
            <text:p>0.000500761664143312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339568" calcext:value-type="float">
            <text:p>0.00339568</text:p>
          </table:table-cell>
          <table:table-cell table:formula="of:=IF([.B69]=0;0;IF([.B69]=1;1;LN([.B69]/(1-[.B69]))+0.5))" office:value-type="float" office:value="-5.18184978507083" calcext:value-type="float">
            <text:p>-5.18184978507083</text:p>
          </table:table-cell>
          <table:table-cell table:formula="of:=IF([.B69]=0;0;IF([.B69]=1;1;[.C69]+VLOOKUP([.$A69]; [.$G$2:.$H$42]; 2)))" office:value-type="float" office:value="-5.17681178033246" calcext:value-type="float">
            <text:p>-5.17681178033246</text:p>
          </table:table-cell>
          <table:table-cell table:formula="of:=IF([.B69]=0;0;IF([.B69]=1;1;1/(1+EXP(-[.D69]+0.5))))" office:value-type="float" office:value="0.0034127720869512" calcext:value-type="float">
            <text:p>0.0034127720869512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126767" calcext:value-type="float">
            <text:p>0.00126767</text:p>
          </table:table-cell>
          <table:table-cell table:formula="of:=IF([.B70]=0;0;IF([.B70]=1;1;LN([.B70]/(1-[.B70]))+0.5))" office:value-type="float" office:value="-6.16930623503125" calcext:value-type="float">
            <text:p>-6.16930623503125</text:p>
          </table:table-cell>
          <table:table-cell table:formula="of:=IF([.B70]=0;0;IF([.B70]=1;1;[.C70]+VLOOKUP([.$A70]; [.$G$2:.$H$42]; 2)))" office:value-type="float" office:value="-6.16426823029289" calcext:value-type="float">
            <text:p>-6.16426823029289</text:p>
          </table:table-cell>
          <table:table-cell table:formula="of:=IF([.B70]=0;0;IF([.B70]=1;1;1/(1+EXP(-[.D70]+0.5))))" office:value-type="float" office:value="0.00127406448481614" calcext:value-type="float">
            <text:p>0.00127406448481614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475112" calcext:value-type="float">
            <text:p>4.75E-05</text:p>
          </table:table-cell>
          <table:table-cell table:formula="of:=IF([.B71]=0;0;IF([.B71]=1;1;LN([.B71]/(1-[.B71]))+0.5))" office:value-type="float" office:value="-9.45449757291527" calcext:value-type="float">
            <text:p>-9.45449757291527</text:p>
          </table:table-cell>
          <table:table-cell table:formula="of:=IF([.B71]=0;0;IF([.B71]=1;1;[.C71]+VLOOKUP([.$A71]; [.$G$2:.$H$42]; 2)))" office:value-type="float" office:value="-9.44931144131183" calcext:value-type="float">
            <text:p>-9.44931144131183</text:p>
          </table:table-cell>
          <table:table-cell table:formula="of:=IF([.B71]=0;0;IF([.B71]=1;1;1/(1+EXP(-[.D71]+0.5))))" office:value-type="float" office:value="0.0000477582275733241" calcext:value-type="float">
            <text:p>4.77582275733241E-05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144877" calcext:value-type="float">
            <text:p>0.000144877</text:p>
          </table:table-cell>
          <table:table-cell table:formula="of:=IF([.B72]=0;0;IF([.B72]=1;1;LN([.B72]/(1-[.B72]))+0.5))" office:value-type="float" office:value="-8.33948056389965" calcext:value-type="float">
            <text:p>-8.33948056389965</text:p>
          </table:table-cell>
          <table:table-cell table:formula="of:=IF([.B72]=0;0;IF([.B72]=1;1;[.C72]+VLOOKUP([.$A72]; [.$G$2:.$H$42]; 2)))" office:value-type="float" office:value="-8.33452559672782" calcext:value-type="float">
            <text:p>-8.33452559672782</text:p>
          </table:table-cell>
          <table:table-cell table:formula="of:=IF([.B72]=0;0;IF([.B72]=1;1;1/(1+EXP(-[.D72]+0.5))))" office:value-type="float" office:value="0.000145596537430929" calcext:value-type="float">
            <text:p>0.000145596537430929</text:p>
          </table:table-cell>
          <table:table-cell table:number-columns-repeated="5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645127" calcext:value-type="float">
            <text:p>0.00645127</text:p>
          </table:table-cell>
          <table:table-cell table:formula="of:=IF([.B73]=0;0;IF([.B73]=1;1;LN([.B73]/(1-[.B73]))+0.5))" office:value-type="float" office:value="-4.53700609895595" calcext:value-type="float">
            <text:p>-4.53700609895595</text:p>
          </table:table-cell>
          <table:table-cell table:formula="of:=IF([.B73]=0;0;IF([.B73]=1;1;[.C73]+VLOOKUP([.$A73]; [.$G$2:.$H$42]; 2)))" office:value-type="float" office:value="-4.5312051379728" calcext:value-type="float">
            <text:p>-4.5312051379728</text:p>
          </table:table-cell>
          <table:table-cell table:formula="of:=IF([.B73]=0;0;IF([.B73]=1;1;1/(1+EXP(-[.D73]+0.5))))" office:value-type="float" office:value="0.00648855879140097" calcext:value-type="float">
            <text:p>0.00648855879140097</text:p>
          </table:table-cell>
          <table:table-cell table:number-columns-repeated="5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139432" calcext:value-type="float">
            <text:p>0.000139432</text:p>
          </table:table-cell>
          <table:table-cell table:formula="of:=IF([.B74]=0;0;IF([.B74]=1;1;LN([.B74]/(1-[.B74]))+0.5))" office:value-type="float" office:value="-8.37779408902335" calcext:value-type="float">
            <text:p>-8.37779408902335</text:p>
          </table:table-cell>
          <table:table-cell table:formula="of:=IF([.B74]=0;0;IF([.B74]=1;1;[.C74]+VLOOKUP([.$A74]; [.$G$2:.$H$42]; 2)))" office:value-type="float" office:value="-8.37235957314118" calcext:value-type="float">
            <text:p>-8.37235957314118</text:p>
          </table:table-cell>
          <table:table-cell table:formula="of:=IF([.B74]=0;0;IF([.B74]=1;1;1/(1+EXP(-[.D74]+0.5))))" office:value-type="float" office:value="0.000140191701624385" calcext:value-type="float">
            <text:p>0.000140191701624385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392707" calcext:value-type="float">
            <text:p>3.93E-05</text:p>
          </table:table-cell>
          <table:table-cell table:formula="of:=IF([.B75]=0;0;IF([.B75]=1;1;LN([.B75]/(1-[.B75]))+0.5))" office:value-type="float" office:value="-9.64499259275017" calcext:value-type="float">
            <text:p>-9.64499259275017</text:p>
          </table:table-cell>
          <table:table-cell table:formula="of:=IF([.B75]=0;0;IF([.B75]=1;1;[.C75]+VLOOKUP([.$A75]; [.$G$2:.$H$42]; 2)))" office:value-type="float" office:value="-9.6397033371493" calcext:value-type="float">
            <text:p>-9.6397033371493</text:p>
          </table:table-cell>
          <table:table-cell table:formula="of:=IF([.B75]=0;0;IF([.B75]=1;1;1/(1+EXP(-[.D75]+0.5))))" office:value-type="float" office:value="0.000039478954840668" calcext:value-type="float">
            <text:p>3.9478954840668E-05</text:p>
          </table:table-cell>
          <table:table-cell table:number-columns-repeated="5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980276" calcext:value-type="float">
            <text:p>9.80E-06</text:p>
          </table:table-cell>
          <table:table-cell table:formula="of:=IF([.B76]=0;0;IF([.B76]=1;1;LN([.B76]/(1-[.B76]))+0.5))" office:value-type="float" office:value="-11.0328367764777" calcext:value-type="float">
            <text:p>-11.0328367764777</text:p>
          </table:table-cell>
          <table:table-cell table:formula="of:=IF([.B76]=0;0;IF([.B76]=1;1;[.C76]+VLOOKUP([.$A76]; [.$G$2:.$H$42]; 2)))" office:value-type="float" office:value="-11.0274022605955" calcext:value-type="float">
            <text:p>-11.0274022605955</text:p>
          </table:table-cell>
          <table:table-cell table:formula="of:=IF([.B76]=0;0;IF([.B76]=1;1;1/(1+EXP(-[.D76]+0.5))))" office:value-type="float" office:value="0.00000985617774816905" calcext:value-type="float">
            <text:p>9.85617774816905E-06</text:p>
          </table:table-cell>
          <table:table-cell table:number-columns-repeated="5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style-name="ce1" office:value-type="float" office:value="0.00000288856" calcext:value-type="float">
            <text:p>2.89E-06</text:p>
          </table:table-cell>
          <table:table-cell table:formula="of:=IF([.B77]=0;0;IF([.B77]=1;1;LN([.B77]/(1-[.B77]))+0.5))" office:value-type="float" office:value="-12.2547495613497" calcext:value-type="float">
            <text:p>-12.2547495613497</text:p>
          </table:table-cell>
          <table:table-cell table:formula="of:=IF([.B77]=0;0;IF([.B77]=1;1;[.C77]+VLOOKUP([.$A77]; [.$G$2:.$H$42]; 2)))" office:value-type="float" office:value="-12.2491830573591" calcext:value-type="float">
            <text:p>-12.2491830573591</text:p>
          </table:table-cell>
          <table:table-cell table:formula="of:=IF([.B77]=0;0;IF([.B77]=1;1;1/(1+EXP(-[.D77]+0.5))))" office:value-type="float" office:value="0.00000290468396949766" calcext:value-type="float">
            <text:p>2.90468396949766E-06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43925" calcext:value-type="float">
            <text:p>4.39E-05</text:p>
          </table:table-cell>
          <table:table-cell table:formula="of:=IF([.B78]=0;0;IF([.B78]=1;1;LN([.B78]/(1-[.B78]))+0.5))" office:value-type="float" office:value="-9.53298299792638" calcext:value-type="float">
            <text:p>-9.53298299792638</text:p>
          </table:table-cell>
          <table:table-cell table:formula="of:=IF([.B78]=0;0;IF([.B78]=1;1;[.C78]+VLOOKUP([.$A78]; [.$G$2:.$H$42]; 2)))" office:value-type="float" office:value="-9.52779686632294" calcext:value-type="float">
            <text:p>-9.52779686632294</text:p>
          </table:table-cell>
          <table:table-cell table:formula="of:=IF([.B78]=0;0;IF([.B78]=1;1;1/(1+EXP(-[.D78]+0.5))))" office:value-type="float" office:value="0.0000441533824713998" calcext:value-type="float">
            <text:p>4.41533824713998E-05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265915" calcext:value-type="float">
            <text:p>2.66E-05</text:p>
          </table:table-cell>
          <table:table-cell table:formula="of:=IF([.B79]=0;0;IF([.B79]=1;1;LN([.B79]/(1-[.B79]))+0.5))" office:value-type="float" office:value="-10.0348923502619" calcext:value-type="float">
            <text:p>-10.0348923502619</text:p>
          </table:table-cell>
          <table:table-cell table:formula="of:=IF([.B79]=0;0;IF([.B79]=1;1;[.C79]+VLOOKUP([.$A79]; [.$G$2:.$H$42]; 2)))" office:value-type="float" office:value="-10.02993738309" calcext:value-type="float">
            <text:p>-10.02993738309</text:p>
          </table:table-cell>
          <table:table-cell table:formula="of:=IF([.B79]=0;0;IF([.B79]=1;1;1/(1+EXP(-[.D79]+0.5))))" office:value-type="float" office:value="0.000026723583452797" calcext:value-type="float">
            <text:p>2.6723583452797E-0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80]=0;0;IF([.B80]=1;1;LN([.B80]/(1-[.B80]))+0.5))" office:value-type="float" office:value="1" calcext:value-type="float">
            <text:p>1</text:p>
          </table:table-cell>
          <table:table-cell table:formula="of:=IF([.B80]=0;0;IF([.B80]=1;1;[.C80]+VLOOKUP([.$A80]; [.$G$2:.$H$42]; 2)))" office:value-type="float" office:value="1" calcext:value-type="float">
            <text:p>1</text:p>
          </table:table-cell>
          <table:table-cell table:formula="of:=IF([.B80]=0;0;IF([.B80]=1;1;1/(1+EXP(-[.D80]+0.5)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670256" calcext:value-type="float">
            <text:p>0.00670256</text:p>
          </table:table-cell>
          <table:table-cell table:formula="of:=IF([.B81]=0;0;IF([.B81]=1;1;LN([.B81]/(1-[.B81]))+0.5))" office:value-type="float" office:value="-4.49854061297876" calcext:value-type="float">
            <text:p>-4.49854061297876</text:p>
          </table:table-cell>
          <table:table-cell table:formula="of:=IF([.B81]=0;0;IF([.B81]=1;1;[.C81]+VLOOKUP([.$A81]; [.$G$2:.$H$42]; 2)))" office:value-type="float" office:value="-4.49280599725586" calcext:value-type="float">
            <text:p>-4.49280599725586</text:p>
          </table:table-cell>
          <table:table-cell table:formula="of:=IF([.B81]=0;0;IF([.B81]=1;1;1/(1+EXP(-[.D81]+0.5))))" office:value-type="float" office:value="0.00674084718689915" calcext:value-type="float">
            <text:p>0.00674084718689915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75216" calcext:value-type="float">
            <text:p>0.00075216</text:p>
          </table:table-cell>
          <table:table-cell table:formula="of:=IF([.B82]=0;0;IF([.B82]=1;1;LN([.B82]/(1-[.B82]))+0.5))" office:value-type="float" office:value="-6.6918090476742" calcext:value-type="float">
            <text:p>-6.6918090476742</text:p>
          </table:table-cell>
          <table:table-cell table:formula="of:=IF([.B82]=0;0;IF([.B82]=1;1;[.C82]+VLOOKUP([.$A82]; [.$G$2:.$H$42]; 2)))" office:value-type="float" office:value="-6.68677104293583" calcext:value-type="float">
            <text:p>-6.68677104293583</text:p>
          </table:table-cell>
          <table:table-cell table:formula="of:=IF([.B82]=0;0;IF([.B82]=1;1;1/(1+EXP(-[.D82]+0.5))))" office:value-type="float" office:value="0.000755956075328489" calcext:value-type="float">
            <text:p>0.000755956075328489</text:p>
          </table:table-cell>
          <table:table-cell table:number-columns-repeated="5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637392" calcext:value-type="float">
            <text:p>6.37E-06</text:p>
          </table:table-cell>
          <table:table-cell table:formula="of:=IF([.B83]=0;0;IF([.B83]=1;1;LN([.B83]/(1-[.B83]))+0.5))" office:value-type="float" office:value="-11.463289519096" calcext:value-type="float">
            <text:p>-11.463289519096</text:p>
          </table:table-cell>
          <table:table-cell table:formula="of:=IF([.B83]=0;0;IF([.B83]=1;1;[.C83]+VLOOKUP([.$A83]; [.$G$2:.$H$42]; 2)))" office:value-type="float" office:value="-11.4579683624253" calcext:value-type="float">
            <text:p>-11.4579683624253</text:p>
          </table:table-cell>
          <table:table-cell table:formula="of:=IF([.B83]=0;0;IF([.B83]=1;1;1/(1+EXP(-[.D83]+0.5))))" office:value-type="float" office:value="0.00000640792680712422" calcext:value-type="float">
            <text:p>6.40792680712422E-06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553393" calcext:value-type="float">
            <text:p>5.53E-05</text:p>
          </table:table-cell>
          <table:table-cell table:formula="of:=IF([.B84]=0;0;IF([.B84]=1;1;LN([.B84]/(1-[.B84]))+0.5))" office:value-type="float" office:value="-9.30197189193264" calcext:value-type="float">
            <text:p>-9.30197189193264</text:p>
          </table:table-cell>
          <table:table-cell table:formula="of:=IF([.B84]=0;0;IF([.B84]=1;1;[.C84]+VLOOKUP([.$A84]; [.$G$2:.$H$42]; 2)))" office:value-type="float" office:value="-9.29678576032921" calcext:value-type="float">
            <text:p>-9.29678576032921</text:p>
          </table:table-cell>
          <table:table-cell table:formula="of:=IF([.B84]=0;0;IF([.B84]=1;1;1/(1+EXP(-[.D84]+0.5))))" office:value-type="float" office:value="0.0000556270263763958" calcext:value-type="float">
            <text:p>5.56270263763958E-05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187051" calcext:value-type="float">
            <text:p>0.00187051</text:p>
          </table:table-cell>
          <table:table-cell table:formula="of:=IF([.B85]=0;0;IF([.B85]=1;1;LN([.B85]/(1-[.B85]))+0.5))" office:value-type="float" office:value="-5.77967189643782" calcext:value-type="float">
            <text:p>-5.77967189643782</text:p>
          </table:table-cell>
          <table:table-cell table:formula="of:=IF([.B85]=0;0;IF([.B85]=1;1;[.C85]+VLOOKUP([.$A85]; [.$G$2:.$H$42]; 2)))" office:value-type="float" office:value="-5.77463389169946" calcext:value-type="float">
            <text:p>-5.77463389169946</text:p>
          </table:table-cell>
          <table:table-cell table:formula="of:=IF([.B85]=0;0;IF([.B85]=1;1;1/(1+EXP(-[.D85]+0.5))))" office:value-type="float" office:value="0.00187993965575222" calcext:value-type="float">
            <text:p>0.00187993965575222</text:p>
          </table:table-cell>
          <table:table-cell table:number-columns-repeated="5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486069" calcext:value-type="float">
            <text:p>0.00486069</text:p>
          </table:table-cell>
          <table:table-cell table:formula="of:=IF([.B86]=0;0;IF([.B86]=1;1;LN([.B86]/(1-[.B86]))+0.5))" office:value-type="float" office:value="-4.82170233426485" calcext:value-type="float">
            <text:p>-4.82170233426485</text:p>
          </table:table-cell>
          <table:table-cell table:formula="of:=IF([.B86]=0;0;IF([.B86]=1;1;[.C86]+VLOOKUP([.$A86]; [.$G$2:.$H$42]; 2)))" office:value-type="float" office:value="-4.81643149944767" calcext:value-type="float">
            <text:p>-4.81643149944767</text:p>
          </table:table-cell>
          <table:table-cell table:formula="of:=IF([.B86]=0;0;IF([.B86]=1;1;1/(1+EXP(-[.D86]+0.5))))" office:value-type="float" office:value="0.00488625201623127" calcext:value-type="float">
            <text:p>0.00488625201623127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704152" calcext:value-type="float">
            <text:p>0.000704152</text:p>
          </table:table-cell>
          <table:table-cell table:formula="of:=IF([.B87]=0;0;IF([.B87]=1;1;LN([.B87]/(1-[.B87]))+0.5))" office:value-type="float" office:value="-6.75781191598888" calcext:value-type="float">
            <text:p>-6.75781191598888</text:p>
          </table:table-cell>
          <table:table-cell table:formula="of:=IF([.B87]=0;0;IF([.B87]=1;1;[.C87]+VLOOKUP([.$A87]; [.$G$2:.$H$42]; 2)))" office:value-type="float" office:value="-6.75277391125051" calcext:value-type="float">
            <text:p>-6.75277391125051</text:p>
          </table:table-cell>
          <table:table-cell table:formula="of:=IF([.B87]=0;0;IF([.B87]=1;1;1/(1+EXP(-[.D87]+0.5))))" office:value-type="float" office:value="0.00070770595541577" calcext:value-type="float">
            <text:p>0.00070770595541577</text:p>
          </table:table-cell>
          <table:table-cell table:number-columns-repeated="5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497022" calcext:value-type="float">
            <text:p>4.97E-06</text:p>
          </table:table-cell>
          <table:table-cell table:formula="of:=IF([.B88]=0;0;IF([.B88]=1;1;LN([.B88]/(1-[.B88]))+0.5))" office:value-type="float" office:value="-11.7120414830095" calcext:value-type="float">
            <text:p>-11.7120414830095</text:p>
          </table:table-cell>
          <table:table-cell table:formula="of:=IF([.B88]=0;0;IF([.B88]=1;1;[.C88]+VLOOKUP([.$A88]; [.$G$2:.$H$42]; 2)))" office:value-type="float" office:value="-11.7066748609617" calcext:value-type="float">
            <text:p>-11.7066748609617</text:p>
          </table:table-cell>
          <table:table-cell table:formula="of:=IF([.B88]=0;0;IF([.B88]=1;1;1/(1+EXP(-[.D88]+0.5))))" office:value-type="float" office:value="0.00000499696485953628" calcext:value-type="float">
            <text:p>4.99696485953628E-06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18315" calcext:value-type="float">
            <text:p>1.83E-05</text:p>
          </table:table-cell>
          <table:table-cell table:formula="of:=IF([.B89]=0;0;IF([.B89]=1;1;LN([.B89]/(1-[.B89]))+0.5))" office:value-type="float" office:value="-10.4077718465658" calcext:value-type="float">
            <text:p>-10.4077718465658</text:p>
          </table:table-cell>
          <table:table-cell table:formula="of:=IF([.B89]=0;0;IF([.B89]=1;1;[.C89]+VLOOKUP([.$A89]; [.$G$2:.$H$42]; 2)))" office:value-type="float" office:value="-10.4025567367918" calcext:value-type="float">
            <text:p>-10.4025567367918</text:p>
          </table:table-cell>
          <table:table-cell table:formula="of:=IF([.B89]=0;0;IF([.B89]=1;1;1/(1+EXP(-[.D89]+0.5))))" office:value-type="float" office:value="0.0000184107624658569" calcext:value-type="float">
            <text:p>1.84107624658569E-05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662175" calcext:value-type="float">
            <text:p>0.000662175</text:p>
          </table:table-cell>
          <table:table-cell table:formula="of:=IF([.B90]=0;0;IF([.B90]=1;1;LN([.B90]/(1-[.B90]))+0.5))" office:value-type="float" office:value="-6.81931829217382" calcext:value-type="float">
            <text:p>-6.81931829217382</text:p>
          </table:table-cell>
          <table:table-cell table:formula="of:=IF([.B90]=0;0;IF([.B90]=1;1;[.C90]+VLOOKUP([.$A90]; [.$G$2:.$H$42]; 2)))" office:value-type="float" office:value="-6.81428028743546" calcext:value-type="float">
            <text:p>-6.81428028743546</text:p>
          </table:table-cell>
          <table:table-cell table:formula="of:=IF([.B90]=0;0;IF([.B90]=1;1;1/(1+EXP(-[.D90]+0.5))))" office:value-type="float" office:value="0.000665517232617643" calcext:value-type="float">
            <text:p>0.000665517232617643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115876" calcext:value-type="float">
            <text:p>0.0115876</text:p>
          </table:table-cell>
          <table:table-cell table:formula="of:=IF([.B91]=0;0;IF([.B91]=1;1;LN([.B91]/(1-[.B91]))+0.5))" office:value-type="float" office:value="-3.94616445871994" calcext:value-type="float">
            <text:p>-3.94616445871994</text:p>
          </table:table-cell>
          <table:table-cell table:formula="of:=IF([.B91]=0;0;IF([.B91]=1;1;[.C91]+VLOOKUP([.$A91]; [.$G$2:.$H$42]; 2)))" office:value-type="float" office:value="-3.94072001475904" calcext:value-type="float">
            <text:p>-3.94072001475904</text:p>
          </table:table-cell>
          <table:table-cell table:formula="of:=IF([.B91]=0;0;IF([.B91]=1;1;1/(1+EXP(-[.D91]+0.5))))" office:value-type="float" office:value="0.0116501231027448" calcext:value-type="float">
            <text:p>0.0116501231027448</text:p>
          </table:table-cell>
          <table:table-cell table:number-columns-repeated="5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220937" calcext:value-type="float">
            <text:p>0.00220937</text:p>
          </table:table-cell>
          <table:table-cell table:formula="of:=IF([.B92]=0;0;IF([.B92]=1;1;LN([.B92]/(1-[.B92]))+0.5))" office:value-type="float" office:value="-5.61283605770661" calcext:value-type="float">
            <text:p>-5.61283605770661</text:p>
          </table:table-cell>
          <table:table-cell table:formula="of:=IF([.B92]=0;0;IF([.B92]=1;1;[.C92]+VLOOKUP([.$A92]; [.$G$2:.$H$42]; 2)))" office:value-type="float" office:value="-5.60756522288943" calcext:value-type="float">
            <text:p>-5.60756522288943</text:p>
          </table:table-cell>
          <table:table-cell table:formula="of:=IF([.B92]=0;0;IF([.B92]=1;1;1/(1+EXP(-[.D92]+0.5))))" office:value-type="float" office:value="0.00222102003577912" calcext:value-type="float">
            <text:p>0.00222102003577912</text:p>
          </table:table-cell>
          <table:table-cell table:number-columns-repeated="5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904938" calcext:value-type="float">
            <text:p>9.05E-05</text:p>
          </table:table-cell>
          <table:table-cell table:formula="of:=IF([.B93]=0;0;IF([.B93]=1;1;LN([.B93]/(1-[.B93]))+0.5))" office:value-type="float" office:value="-8.81013871999768" calcext:value-type="float">
            <text:p>-8.81013871999768</text:p>
          </table:table-cell>
          <table:table-cell table:formula="of:=IF([.B93]=0;0;IF([.B93]=1;1;[.C93]+VLOOKUP([.$A93]; [.$G$2:.$H$42]; 2)))" office:value-type="float" office:value="-8.80493721216929" calcext:value-type="float">
            <text:p>-8.80493721216929</text:p>
          </table:table-cell>
          <table:table-cell table:formula="of:=IF([.B93]=0;0;IF([.B93]=1;1;1/(1+EXP(-[.D93]+0.5))))" office:value-type="float" office:value="0.0000909656875907505" calcext:value-type="float">
            <text:p>9.09656875907505E-05</text:p>
          </table:table-cell>
          <table:table-cell table:number-columns-repeated="5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32507" calcext:value-type="float">
            <text:p>3.25E-07</text:p>
          </table:table-cell>
          <table:table-cell table:formula="of:=IF([.B94]=0;0;IF([.B94]=1;1;LN([.B94]/(1-[.B94]))+0.5))" office:value-type="float" office:value="-14.4392249681232" calcext:value-type="float">
            <text:p>-14.4392249681232</text:p>
          </table:table-cell>
          <table:table-cell table:formula="of:=IF([.B94]=0;0;IF([.B94]=1;1;[.C94]+VLOOKUP([.$A94]; [.$G$2:.$H$42]; 2)))" office:value-type="float" office:value="-14.4338583460754" calcext:value-type="float">
            <text:p>-14.4338583460754</text:p>
          </table:table-cell>
          <table:table-cell table:formula="of:=IF([.B94]=0;0;IF([.B94]=1;1;1/(1+EXP(-[.D94]+0.5))))" office:value-type="float" office:value="0.00000032681921675332" calcext:value-type="float">
            <text:p>3.26819216753319E-07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856886" calcext:value-type="float">
            <text:p>8.57E-06</text:p>
          </table:table-cell>
          <table:table-cell table:formula="of:=IF([.B95]=0;0;IF([.B95]=1;1;LN([.B95]/(1-[.B95]))+0.5))" office:value-type="float" office:value="-11.1673672874765" calcext:value-type="float">
            <text:p>-11.1673672874765</text:p>
          </table:table-cell>
          <table:table-cell table:formula="of:=IF([.B95]=0;0;IF([.B95]=1;1;[.C95]+VLOOKUP([.$A95]; [.$G$2:.$H$42]; 2)))" office:value-type="float" office:value="-11.1620780318756" calcext:value-type="float">
            <text:p>-11.1620780318756</text:p>
          </table:table-cell>
          <table:table-cell table:formula="of:=IF([.B95]=0;0;IF([.B95]=1;1;1/(1+EXP(-[.D95]+0.5))))" office:value-type="float" office:value="0.00000861430257307244" calcext:value-type="float">
            <text:p>8.61430257307244E-06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739739" calcext:value-type="float">
            <text:p>7.40E-05</text:p>
          </table:table-cell>
          <table:table-cell table:formula="of:=IF([.B96]=0;0;IF([.B96]=1;1;LN([.B96]/(1-[.B96]))+0.5))" office:value-type="float" office:value="-9.01172425304083" calcext:value-type="float">
            <text:p>-9.01172425304083</text:p>
          </table:table-cell>
          <table:table-cell table:formula="of:=IF([.B96]=0;0;IF([.B96]=1;1;[.C96]+VLOOKUP([.$A96]; [.$G$2:.$H$42]; 2)))" office:value-type="float" office:value="-9.00668624830246" calcext:value-type="float">
            <text:p>-9.00668624830246</text:p>
          </table:table-cell>
          <table:table-cell table:formula="of:=IF([.B96]=0;0;IF([.B96]=1;1;1/(1+EXP(-[.D96]+0.5))))" office:value-type="float" office:value="0.0000743474934434006" calcext:value-type="float">
            <text:p>7.43474934434006E-05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10467" calcext:value-type="float">
            <text:p>1.05E-05</text:p>
          </table:table-cell>
          <table:table-cell table:formula="of:=IF([.B97]=0;0;IF([.B97]=1;1;LN([.B97]/(1-[.B97]))+0.5))" office:value-type="float" office:value="-10.9672726400368" calcext:value-type="float">
            <text:p>-10.9672726400368</text:p>
          </table:table-cell>
          <table:table-cell table:formula="of:=IF([.B97]=0;0;IF([.B97]=1;1;[.C97]+VLOOKUP([.$A97]; [.$G$2:.$H$42]; 2)))" office:value-type="float" office:value="-10.9619833844359" calcext:value-type="float">
            <text:p>-10.9619833844359</text:p>
          </table:table-cell>
          <table:table-cell table:formula="of:=IF([.B97]=0;0;IF([.B97]=1;1;1/(1+EXP(-[.D97]+0.5))))" office:value-type="float" office:value="0.0000105225087263309" calcext:value-type="float">
            <text:p>1.05225087263309E-05</text:p>
          </table:table-cell>
          <table:table-cell table:number-columns-repeated="5"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000129122" calcext:value-type="float">
            <text:p>0.000129122</text:p>
          </table:table-cell>
          <table:table-cell table:formula="of:=IF([.B98]=0;0;IF([.B98]=1;1;LN([.B98]/(1-[.B98]))+0.5))" office:value-type="float" office:value="-8.45462373375847" calcext:value-type="float">
            <text:p>-8.45462373375847</text:p>
          </table:table-cell>
          <table:table-cell table:formula="of:=IF([.B98]=0;0;IF([.B98]=1;1;[.C98]+VLOOKUP([.$A98]; [.$G$2:.$H$42]; 2)))" office:value-type="float" office:value="-8.44942222593009" calcext:value-type="float">
            <text:p>-8.44942222593009</text:p>
          </table:table-cell>
          <table:table-cell table:formula="of:=IF([.B98]=0;0;IF([.B98]=1;1;1/(1+EXP(-[.D98]+0.5))))" office:value-type="float" office:value="0.000129795291466911" calcext:value-type="float">
            <text:p>0.00012979529146691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99]=0;0;IF([.B99]=1;1;LN([.B99]/(1-[.B99]))+0.5))" office:value-type="float" office:value="1" calcext:value-type="float">
            <text:p>1</text:p>
          </table:table-cell>
          <table:table-cell table:formula="of:=IF([.B99]=0;0;IF([.B99]=1;1;[.C99]+VLOOKUP([.$A99]; [.$G$2:.$H$42]; 2)))" office:value-type="float" office:value="1" calcext:value-type="float">
            <text:p>1</text:p>
          </table:table-cell>
          <table:table-cell table:formula="of:=IF([.B99]=0;0;IF([.B99]=1;1;1/(1+EXP(-[.D99]+0.5)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style-name="ce1" office:value-type="float" office:value="0.0000000418986" calcext:value-type="float">
            <text:p>4.19E-08</text:p>
          </table:table-cell>
          <table:table-cell table:formula="of:=IF([.B100]=0;0;IF([.B100]=1;1;LN([.B100]/(1-[.B100]))+0.5))" office:value-type="float" office:value="-16.4880133815658" calcext:value-type="float">
            <text:p>-16.4880133815658</text:p>
          </table:table-cell>
          <table:table-cell table:formula="of:=IF([.B100]=0;0;IF([.B100]=1;1;[.C100]+VLOOKUP([.$A100]; [.$G$2:.$H$42]; 2)))" office:value-type="float" office:value="-16.4824468775752" calcext:value-type="float">
            <text:p>-16.4824468775752</text:p>
          </table:table-cell>
          <table:table-cell table:formula="of:=IF([.B100]=0;0;IF([.B100]=1;1;1/(1+EXP(-[.D100]+0.5))))" office:value-type="float" office:value="0.00000004213247905471" calcext:value-type="float">
            <text:p>4.21324790547053E-08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316581" calcext:value-type="float">
            <text:p>0.000316581</text:p>
          </table:table-cell>
          <table:table-cell table:formula="of:=IF([.B101]=0;0;IF([.B101]=1;1;LN([.B101]/(1-[.B101]))+0.5))" office:value-type="float" office:value="-7.55761479383009" calcext:value-type="float">
            <text:p>-7.55761479383009</text:p>
          </table:table-cell>
          <table:table-cell table:formula="of:=IF([.B101]=0;0;IF([.B101]=1;1;[.C101]+VLOOKUP([.$A101]; [.$G$2:.$H$42]; 2)))" office:value-type="float" office:value="-7.55257678909172" calcext:value-type="float">
            <text:p>-7.55257678909172</text:p>
          </table:table-cell>
          <table:table-cell table:formula="of:=IF([.B101]=0;0;IF([.B101]=1;1;1/(1+EXP(-[.D101]+0.5))))" office:value-type="float" office:value="0.000318179452226051" calcext:value-type="float">
            <text:p>0.0003181794522260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056666947145786" calcext:value-type="float">
            <text:p>0.056666947145786</text:p>
          </table:table-cell>
          <table:table-cell table:style-name="ce3" table:formula="of:=AVERAGE([.C2:.C101])" office:value-type="float" office:value="-7.06814999388534" calcext:value-type="float">
            <text:p>-7.06814999388534</text:p>
          </table:table-cell>
          <table:table-cell table:style-name="ce3" table:formula="of:=AVERAGE([.D2:.D101])" office:value-type="float" office:value="-7.06321078092896" calcext:value-type="float">
            <text:p>-7.06321078092896</text:p>
          </table:table-cell>
          <table:table-cell table:style-name="ce3" table:formula="of:=AVERAGE([.E2:.E101])" office:value-type="float" office:value="0.0566916583662407" calcext:value-type="float">
            <text:p>0.05669165836624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ian fidelity</text:p>
          </table:table-cell>
          <table:table-cell table:formula="of:=MEDIAN([.B2:.B101])" office:value-type="float" office:value="0.0004370675" calcext:value-type="float">
            <text:p>0.0004370675</text:p>
          </table:table-cell>
          <table:table-cell table:number-columns-repeated="8"/>
        </table:table-row>
        <table:table-row table:style-name="ro1" table:number-rows-repeated="104847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5:50:39.772621609</meta:creation-date>
    <dc:date>2023-06-02T17:31:37.796016495</dc:date>
    <meta:editing-duration>PT2H6M44S</meta:editing-duration>
    <meta:editing-cycles>32</meta:editing-cycles>
    <meta:generator>LibreOffice/7.3.7.2$Linux_X86_64 LibreOffice_project/30$Build-2</meta:generator>
    <meta:document-statistic meta:table-count="1" meta:cell-count="596" meta:object-count="0"/>
  </office:meta>
</office:document-meta>
</file>